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160" style:master-page-name="MasterPage2" style:family="paragraph" style:name="P85">
      <style:text-properties fo:font-size="14pt" style:text-underline-type="single" style:text-underline-style="solid" style:text-underline-width="auto" style:text-underline-color="font-color" fo:font-weight="bold"/>
      <style:paragraph-properties fo:text-align="justify" fo:break-before="page"/>
    </style:style>
    <style:style style:family="text" style:name="T73">
      <style:text-properties fo:font-size="14pt" style:text-underline-type="single" style:text-underline-style="solid" style:text-underline-width="auto" style:text-underline-color="font-color" fo:font-weight="bold"/>
    </style:style>
    <style:style style:parent-style-name="160" style:family="paragraph" style:name="P87">
      <style:text-properties fo:font-size="14pt" style:text-underline-type="single" style:text-underline-style="solid" style:text-underline-width="auto" style:text-underline-color="font-color" fo:font-weight="bold"/>
      <style:paragraph-properties fo:text-align="justify"/>
    </style:style>
    <style:style style:family="text" style:name="T74">
      <style:text-properties fo:font-size="14pt" style:text-underline-type="single" style:text-underline-style="solid" style:text-underline-width="auto" style:text-underline-color="font-color" fo:font-weight="bold"/>
    </style:style>
    <style:style style:parent-style-name="160" style:family="paragraph" style:name="P88">
      <style:text-properties fo:font-size="12pt" fo:font-weight="bold"/>
      <style:paragraph-properties fo:text-align="justify"/>
    </style:style>
    <style:style style:family="text" style:name="T75">
      <style:text-properties fo:font-size="12pt" fo:font-weight="bold"/>
    </style:style>
    <style:style style:parent-style-name="160" style:family="paragraph" style:name="P89">
      <style:text-properties fo:font-size="14pt" style:text-underline-type="single" style:text-underline-style="solid" style:text-underline-width="auto" style:text-underline-color="font-color" fo:font-weight="bold"/>
      <style:paragraph-properties fo:text-align="justify"/>
    </style:style>
    <style:style style:family="text" style:name="T76">
      <style:text-properties fo:font-size="14pt" style:text-underline-type="single" style:text-underline-style="solid" style:text-underline-width="auto" style:text-underline-color="font-color" fo:font-weight="bold"/>
    </style:style>
    <style:style style:parent-style-name="160" style:family="paragraph" style:name="P90">
      <style:paragraph-properties fo:text-align="justify"/>
    </style:style>
    <style:style style:family="text" style:name="T77">
      <style:text-properties fo:font-size="12pt"/>
    </style:style>
    <style:style style:family="text" style:name="T78">
      <style:text-properties fo:font-size="12pt" fo:font-style="italic"/>
    </style:style>
    <style:style style:family="text" style:name="T79">
      <style:text-properties fo:font-size="12pt"/>
    </style:style>
    <style:style style:family="text" style:name="T80">
      <style:text-properties fo:font-size="12pt" fo:font-style="italic"/>
    </style:style>
    <style:style style:family="text" style:name="T81">
      <style:text-properties fo:font-size="12pt"/>
    </style:style>
    <style:style style:parent-style-name="160" style:family="paragraph" style:name="P91">
      <style:text-properties fo:font-size="12pt"/>
      <style:paragraph-properties fo:text-align="justify"/>
    </style:style>
    <style:style style:family="text" style:name="T82">
      <style:text-properties fo:font-size="12pt"/>
    </style:style>
    <style:style style:parent-style-name="160" style:family="paragraph" style:name="P92">
      <style:text-properties fo:font-size="12pt"/>
      <style:paragraph-properties fo:text-align="justify"/>
    </style:style>
    <style:style style:family="text" style:name="T83">
      <style:text-properties fo:font-size="12pt"/>
    </style:style>
    <style:style style:parent-style-name="160" style:family="paragraph" style:name="P93">
      <style:text-properties fo:font-size="12pt"/>
      <style:paragraph-properties fo:text-align="justify"/>
    </style:style>
    <style:style style:family="text" style:name="T84">
      <style:text-properties fo:font-size="12pt"/>
    </style:style>
    <style:style style:parent-style-name="160" style:family="paragraph" style:name="P94">
      <style:text-properties fo:font-size="12pt"/>
      <style:paragraph-properties fo:text-align="justify"/>
    </style:style>
    <style:style style:family="text" style:name="T85">
      <style:text-properties fo:font-size="12pt"/>
    </style:style>
    <style:style style:family="text" style:name="T86">
      <style:text-properties fo:font-size="12pt"/>
    </style:style>
    <style:style style:parent-style-name="160" style:family="paragraph" style:name="P95">
      <style:text-properties fo:font-size="12pt"/>
      <style:paragraph-properties fo:text-align="justify"/>
    </style:style>
    <style:style style:family="text" style:name="T87">
      <style:text-properties fo:font-size="12pt"/>
    </style:style>
    <style:style style:parent-style-name="160" style:family="paragraph" style:name="P96">
      <style:text-properties fo:font-size="12pt"/>
      <style:paragraph-properties fo:text-align="justify"/>
    </style:style>
    <style:style style:family="text" style:name="T88">
      <style:text-properties fo:font-size="12pt"/>
    </style:style>
    <style:style style:parent-style-name="160" style:family="paragraph" style:name="P97">
      <style:text-properties fo:font-size="12pt"/>
      <style:paragraph-properties fo:text-align="justify"/>
    </style:style>
    <style:style style:parent-style-name="218" style:family="text" style:name="T89">
      <style:text-properties fo:font-size="12pt"/>
    </style:style>
    <style:style style:family="text" style:name="T90">
      <style:text-properties fo:font-family="Times New Roman" fo:font-size="12pt"/>
    </style:style>
    <style:style style:parent-style-name="251" style:family="text" style:name="T91">
      <style:text-properties fo:font-family="Times New Roman" fo:font-size="12pt"/>
    </style:style>
    <style:style style:family="text" style:name="T92">
      <style:text-properties fo:font-family="Times New Roman" fo:font-size="12pt"/>
    </style:style>
    <style:style style:parent-style-name="160" style:family="paragraph" style:name="P98">
      <style:text-properties fo:font-size="12pt"/>
      <style:paragraph-properties fo:text-align="justify"/>
    </style:style>
    <style:style style:family="text" style:name="T93">
      <style:text-properties fo:font-size="12pt"/>
    </style:style>
    <style:style style:parent-style-name="160" style:family="paragraph" style:name="P99">
      <style:paragraph-properties fo:text-align="justify"/>
    </style:style>
    <style:style style:parent-style-name="218" style:family="text" style:name="T94">
      <style:text-properties fo:font-size="12pt"/>
    </style:style>
    <style:style style:family="text" style:name="T95">
      <style:text-properties fo:font-size="12pt" fo:font-weight="bold"/>
    </style:style>
    <style:style style:parent-style-name="160" style:family="paragraph" style:name="P100">
      <style:text-properties fo:font-size="12pt"/>
      <style:paragraph-properties fo:text-align="justify"/>
    </style:style>
    <style:style style:family="text" style:name="T96">
      <style:text-properties fo:font-size="12pt"/>
    </style:style>
    <style:style style:parent-style-name="160" style:family="paragraph" style:name="P101">
      <style:paragraph-properties fo:text-align="justify"/>
    </style:style>
    <style:style style:parent-style-name="218" style:family="text" style:name="T97">
      <style:text-properties fo:font-size="12pt"/>
    </style:style>
    <style:style style:family="text" style:name="T98">
      <style:text-properties fo:font-size="12pt"/>
    </style:style>
    <style:style style:family="text" style:name="T99">
      <style:text-properties fo:font-size="12pt"/>
    </style:style>
    <style:style style:parent-style-name="160" style:family="paragraph" style:name="P102">
      <style:paragraph-properties fo:text-align="justify"/>
    </style:style>
    <style:style style:parent-style-name="160" style:family="paragraph" style:name="P103">
      <style:text-properties fo:font-size="12pt"/>
      <style:paragraph-properties fo:text-align="justify">
        <style:tab-stops>
          <style:tab-stop style:position="8.499cm" style:type="center"/>
        </style:tab-stops>
      </style:paragraph-properties>
    </style:style>
    <style:style style:family="text" style:name="T100">
      <style:text-properties fo:font-size="12pt"/>
    </style:style>
    <style:style style:family="text" style:name="T101">
      <style:text-properties fo:font-size="12pt"/>
    </style:style>
    <style:style style:parent-style-name="160" style:family="paragraph" style:name="P104">
      <style:text-properties fo:font-size="12pt"/>
      <style:paragraph-properties fo:text-align="justify"/>
    </style:style>
    <style:style style:family="text" style:name="T102">
      <style:text-properties fo:font-size="12pt"/>
    </style:style>
    <style:style style:parent-style-name="160" style:family="paragraph" style:name="P105">
      <style:paragraph-properties fo:text-align="justify"/>
    </style:style>
    <style:style style:family="text" style:name="T103">
      <style:text-properties fo:font-size="12pt"/>
    </style:style>
    <style:style style:family="text" style:name="T104">
      <style:text-properties fo:font-size="12pt"/>
    </style:style>
    <style:style style:family="text" style:name="T105">
      <style:text-properties fo:font-size="12pt"/>
    </style:style>
    <style:style style:family="text" style:name="T106">
      <style:text-properties fo:font-size="12pt" fo:font-style="italic"/>
    </style:style>
    <style:style style:family="text" style:name="T107">
      <style:text-properties fo:font-size="12pt"/>
    </style:style>
    <style:style style:family="text" style:name="T108">
      <style:text-properties fo:font-size="12pt"/>
    </style:style>
    <style:style style:parent-style-name="160" style:family="paragraph" style:name="P106">
      <style:paragraph-properties fo:text-align="justify"/>
    </style:style>
    <style:style style:parent-style-name="160" style:family="paragraph" style:name="P107">
      <style:text-properties fo:font-size="12pt"/>
      <style:paragraph-properties fo:text-align="justify"/>
    </style:style>
    <style:style style:family="text" style:name="T109">
      <style:text-properties fo:font-size="12pt"/>
    </style:style>
    <style:style style:parent-style-name="160" style:family="paragraph" style:name="P108">
      <style:text-properties fo:font-size="12pt" fo:font-weight="bold"/>
      <style:paragraph-properties fo:text-align="justify"/>
    </style:style>
    <style:style style:family="text" style:name="T110">
      <style:text-properties fo:font-size="12pt" fo:font-weight="bold"/>
    </style:style>
    <style:style style:parent-style-name="160" style:family="paragraph" style:name="P109">
      <style:text-properties fo:font-size="12pt" fo:font-weight="bold"/>
      <style:paragraph-properties fo:text-align="justify" fo:break-before="page"/>
    </style:style>
    <style:style style:family="text" style:name="T111">
      <style:text-properties fo:font-size="12pt" fo:font-weight="bold"/>
    </style:style>
    <style:style style:parent-style-name="160" style:family="paragraph" style:name="P110">
      <style:text-properties fo:font-size="12pt"/>
      <style:paragraph-properties fo:text-align="justify"/>
    </style:style>
    <style:style style:family="text" style:name="T112">
      <style:text-properties fo:font-size="12pt"/>
    </style:style>
    <style:style style:parent-style-name="160" style:family="paragraph" style:name="P111">
      <style:paragraph-properties fo:text-align="justify"/>
    </style:style>
    <style:style style:family="text" style:name="T113">
      <style:text-properties fo:font-size="12pt"/>
    </style:style>
    <style:style style:family="text" style:name="T114">
      <style:text-properties fo:font-size="12pt"/>
    </style:style>
    <style:style style:family="text" style:name="T115">
      <style:text-properties fo:font-size="12pt"/>
    </style:style>
    <style:style style:family="text" style:name="T116">
      <style:text-properties fo:font-size="12pt" fo:background-color="#ffff00"/>
    </style:style>
    <style:style style:family="text" style:name="T117">
      <style:text-properties fo:font-size="12pt" fo:background-color="#ffff00"/>
    </style:style>
    <style:style style:family="text" style:name="T118">
      <style:text-properties fo:font-size="12pt" fo:background-color="#ffff00"/>
    </style:style>
    <style:style style:family="text" style:name="T119">
      <style:text-properties fo:font-size="12pt" fo:background-color="#ffff00"/>
    </style:style>
    <style:style style:parent-style-name="160" style:family="paragraph" style:name="P112">
      <style:paragraph-properties fo:text-align="justify"/>
    </style:style>
    <style:style style:family="text" style:name="T120">
      <style:text-properties fo:font-size="12pt"/>
    </style:style>
    <style:style style:family="text" style:name="T121">
      <style:text-properties fo:color="#000000" fo:font-size="12pt" fo:background-color="#ffff00"/>
    </style:style>
    <style:style style:family="text" style:name="T122">
      <style:text-properties fo:font-size="12pt"/>
    </style:style>
    <style:style style:parent-style-name="160" style:family="paragraph" style:name="P113">
      <style:text-properties fo:font-size="12pt" fo:font-weight="bold"/>
      <style:paragraph-properties fo:text-align="justify"/>
    </style:style>
    <style:style style:family="text" style:name="T123">
      <style:text-properties fo:font-size="12pt" fo:font-weight="bold"/>
    </style:style>
    <style:style style:parent-style-name="160" style:family="paragraph" style:name="P114">
      <style:text-properties fo:font-size="12pt" fo:font-weight="bold"/>
      <style:paragraph-properties fo:text-align="justify"/>
    </style:style>
    <style:style style:family="text" style:name="T124">
      <style:text-properties fo:font-size="12pt" fo:font-weight="bold"/>
    </style:style>
    <style:style style:parent-style-name="160" style:family="paragraph" style:name="P115">
      <style:text-properties fo:font-size="12pt" fo:font-weight="bold"/>
      <style:paragraph-properties fo:text-align="justify"/>
    </style:style>
    <style:style style:family="text" style:name="T125">
      <style:text-properties fo:font-size="12pt" fo:font-weight="bold"/>
    </style:style>
    <style:style style:parent-style-name="160" style:family="paragraph" style:name="P116">
      <style:text-properties fo:font-size="12pt"/>
      <style:paragraph-properties fo:text-align="justify"/>
    </style:style>
    <style:style style:family="text" style:name="T126">
      <style:text-properties fo:font-size="12pt"/>
    </style:style>
    <style:style style:family="text" style:name="T127">
      <style:text-properties fo:font-size="12pt"/>
    </style:style>
    <style:style style:parent-style-name="160" style:family="paragraph" style:name="P117">
      <style:text-properties fo:font-size="12pt"/>
      <style:paragraph-properties fo:text-align="justify"/>
    </style:style>
    <style:style style:family="text" style:name="T128">
      <style:text-properties fo:font-size="12pt"/>
    </style:style>
    <style:style style:parent-style-name="160" style:family="paragraph" style:name="P118">
      <style:text-properties fo:font-size="12pt"/>
      <style:paragraph-properties fo:text-align="justify"/>
    </style:style>
    <style:style style:family="text" style:name="T129">
      <style:text-properties fo:font-size="12pt"/>
    </style:style>
    <style:style style:parent-style-name="160" style:family="paragraph" style:name="P119">
      <style:text-properties fo:font-size="12pt"/>
      <style:paragraph-properties fo:text-align="justify"/>
    </style:style>
    <style:style style:family="text" style:name="T130">
      <style:text-properties fo:font-size="12pt"/>
    </style:style>
    <style:style style:parent-style-name="160" style:family="paragraph" style:name="P120">
      <style:text-properties fo:font-size="12pt" fo:font-weight="bold"/>
      <style:paragraph-properties fo:text-align="justify"/>
    </style:style>
    <style:style style:family="text" style:name="T131">
      <style:text-properties fo:font-size="12pt" fo:font-weight="bold"/>
    </style:style>
    <style:style style:parent-style-name="160" style:family="paragraph" style:name="P121">
      <style:text-properties fo:font-size="12pt" fo:font-weight="bold"/>
      <style:paragraph-properties fo:text-align="justify"/>
    </style:style>
    <style:style style:family="text" style:name="T132">
      <style:text-properties fo:font-size="12pt" fo:font-weight="bold"/>
    </style:style>
    <style:style style:parent-style-name="160" style:family="paragraph" style:name="P122">
      <style:paragraph-properties fo:text-align="justify"/>
    </style:style>
    <style:style style:family="text" style:name="T133">
      <style:text-properties fo:font-size="12pt"/>
    </style:style>
    <style:style style:family="text" style:name="T134">
      <style:text-properties fo:font-size="12pt"/>
    </style:style>
    <style:style style:family="text" style:name="T135">
      <style:text-properties fo:font-size="12pt" fo:background-color="#ffff00"/>
    </style:style>
    <style:style style:parent-style-name="160" style:family="paragraph" style:name="P123">
      <style:paragraph-properties fo:text-align="justify"/>
    </style:style>
    <style:style style:family="text" style:name="T136">
      <style:text-properties fo:font-size="12pt"/>
    </style:style>
    <style:style style:parent-style-name="252" style:family="text" style:name="T137">
      <style:text-properties/>
    </style:style>
    <style:style style:parent-style-name="252" style:family="text" style:name="T138">
      <style:text-properties/>
    </style:style>
    <style:style style:parent-style-name="252" style:family="text" style:name="T139">
      <style:text-properties fo:font-size="12pt"/>
    </style:style>
    <style:style style:parent-style-name="160" style:family="paragraph" style:name="P124">
      <style:text-properties fo:font-size="12pt"/>
      <style:paragraph-properties fo:text-align="justify"/>
    </style:style>
    <style:style style:family="text" style:name="T140">
      <style:text-properties fo:font-size="12pt"/>
    </style:style>
    <style:style style:parent-style-name="160" style:family="paragraph" style:name="P125">
      <style:text-properties fo:font-size="12pt"/>
      <style:paragraph-properties fo:text-align="left"/>
    </style:style>
    <style:style style:family="text" style:name="T141">
      <style:text-properties fo:font-size="12pt" fo:font-weight="bold"/>
    </style:style>
    <style:style style:family="text" style:name="T142">
      <style:text-properties fo:font-size="12pt" fo:font-weight="bold"/>
    </style:style>
    <style:style style:family="text" style:name="T143">
      <style:text-properties fo:font-size="12pt"/>
    </style:style>
    <style:style style:parent-style-name="160" style:family="paragraph" style:name="P126">
      <style:text-properties fo:font-size="12pt"/>
      <style:paragraph-properties fo:text-align="left"/>
    </style:style>
    <style:style style:family="text" style:name="T144">
      <style:text-properties fo:font-size="12pt"/>
    </style:style>
    <style:style style:parent-style-name="160" style:family="paragraph" style:name="P127">
      <style:paragraph-properties fo:text-align="left"/>
    </style:style>
    <style:style style:family="text" style:name="T145">
      <style:text-properties fo:font-size="12pt"/>
    </style:style>
    <style:style style:parent-style-name="160" style:family="paragraph" style:name="P128">
      <style:text-properties fo:font-size="12pt"/>
      <style:paragraph-properties fo:text-align="justify"/>
    </style:style>
    <style:style style:family="text" style:name="T146">
      <style:text-properties fo:font-size="12pt"/>
    </style:style>
    <style:style style:family="text" style:name="T147">
      <style:text-properties fo:font-size="12pt"/>
    </style:style>
    <style:style style:parent-style-name="160" style:family="paragraph" style:name="P129">
      <style:text-properties fo:font-size="12pt"/>
      <style:paragraph-properties fo:text-align="justify"/>
    </style:style>
    <style:style style:parent-style-name="218" style:family="text" style:name="T148">
      <style:text-properties fo:font-size="12pt"/>
    </style:style>
    <style:style style:family="text" style:name="T149">
      <style:text-properties fo:font-size="12pt"/>
    </style:style>
    <style:style style:parent-style-name="160" style:family="paragraph" style:name="P130">
      <style:text-properties fo:font-size="12pt"/>
      <style:paragraph-properties fo:text-align="justify"/>
    </style:style>
    <style:style style:family="text" style:name="T150">
      <style:text-properties fo:font-size="12pt"/>
    </style:style>
    <style:style style:parent-style-name="160" style:family="paragraph" style:name="P131">
      <style:paragraph-properties fo:text-align="justify"/>
    </style:style>
    <style:style style:family="text" style:name="T151">
      <style:text-properties fo:font-size="12pt"/>
    </style:style>
    <style:style style:family="text" style:name="T152">
      <style:text-properties fo:font-size="12pt"/>
    </style:style>
    <style:style style:parent-style-name="160" style:family="paragraph" style:name="P132">
      <style:paragraph-properties fo:text-align="justify"/>
    </style:style>
    <style:style style:parent-style-name="218" style:family="text" style:name="T153">
      <style:text-properties fo:font-size="12pt"/>
    </style:style>
    <style:style style:family="text" style:name="T154">
      <style:text-properties fo:font-size="12pt"/>
    </style:style>
    <style:style style:family="text" style:name="T155">
      <style:text-properties fo:font-size="12pt"/>
    </style:style>
    <style:style style:family="text" style:name="T156">
      <style:text-properties fo:font-size="12pt"/>
    </style:style>
    <style:style style:family="text" style:name="T157">
      <style:text-properties fo:font-size="12pt"/>
    </style:style>
    <style:style style:parent-style-name="160" style:family="paragraph" style:name="P133">
      <style:paragraph-properties fo:text-align="justify"/>
    </style:style>
    <style:style style:parent-style-name="218" style:family="text" style:name="T158">
      <style:text-properties fo:font-size="12pt"/>
    </style:style>
    <style:style style:family="text" style:name="T159">
      <style:text-properties fo:font-size="12pt"/>
    </style:style>
    <style:style style:parent-style-name="160" style:family="paragraph" style:name="P134">
      <style:text-properties fo:font-size="12pt"/>
      <style:paragraph-properties fo:text-align="justify"/>
    </style:style>
    <style:style style:parent-style-name="218" style:family="text" style:name="T160">
      <style:text-properties fo:font-size="12pt"/>
    </style:style>
    <style:style style:family="text" style:name="T161">
      <style:text-properties fo:font-size="12pt"/>
    </style:style>
    <style:style style:family="text" style:name="T162">
      <style:text-properties fo:font-size="12pt"/>
    </style:style>
    <style:style style:parent-style-name="160" style:family="paragraph" style:name="P135">
      <style:text-properties fo:font-size="12pt"/>
      <style:paragraph-properties fo:text-align="justify"/>
    </style:style>
    <style:style style:family="text" style:name="T163">
      <style:text-properties fo:font-size="12pt"/>
    </style:style>
    <style:style style:parent-style-name="160" style:family="paragraph" style:name="P136">
      <style:text-properties fo:font-size="12pt"/>
      <style:paragraph-properties fo:text-align="justify"/>
    </style:style>
    <style:style style:family="text" style:name="T164">
      <style:text-properties fo:font-size="12pt"/>
    </style:style>
    <style:style style:family="text" style:name="T165">
      <style:text-properties fo:font-size="12pt"/>
    </style:style>
    <style:style style:family="text" style:name="T166">
      <style:text-properties fo:font-size="12pt"/>
    </style:style>
    <style:style style:parent-style-name="160" style:family="paragraph" style:name="P137">
      <style:text-properties fo:font-size="12pt"/>
      <style:paragraph-properties fo:text-align="justify"/>
    </style:style>
    <style:style style:family="text" style:name="T167">
      <style:text-properties fo:font-size="12pt"/>
    </style:style>
    <style:style style:parent-style-name="160" style:family="paragraph" style:name="P138">
      <style:text-properties fo:font-size="12pt"/>
      <style:paragraph-properties fo:text-align="justify"/>
    </style:style>
    <style:style style:family="text" style:name="T168">
      <style:text-properties fo:font-size="12pt"/>
    </style:style>
    <style:style style:parent-style-name="160" style:family="paragraph" style:name="P139">
      <style:text-properties fo:font-size="12pt"/>
      <style:paragraph-properties fo:text-align="justify"/>
    </style:style>
    <style:style style:family="text" style:name="T169">
      <style:text-properties fo:font-size="12pt"/>
    </style:style>
    <style:style style:parent-style-name="160" style:family="paragraph" style:name="P140">
      <style:text-properties fo:font-size="12pt"/>
      <style:paragraph-properties fo:text-align="justify"/>
    </style:style>
    <style:style style:parent-style-name="218" style:family="text" style:name="T170">
      <style:text-properties fo:font-size="12pt"/>
    </style:style>
    <style:style style:family="text" style:name="T171">
      <style:text-properties fo:font-size="12pt"/>
    </style:style>
    <style:style style:parent-style-name="160" style:family="paragraph" style:name="P141">
      <style:paragraph-properties fo:text-align="justify"/>
    </style:style>
    <style:style style:family="text" style:name="T172">
      <style:text-properties fo:font-size="12pt"/>
    </style:style>
    <style:style style:family="text" style:name="T173">
      <style:text-properties fo:font-size="12pt"/>
    </style:style>
    <style:style style:parent-style-name="160" style:family="paragraph" style:name="P142">
      <style:text-properties fo:font-size="12pt"/>
      <style:paragraph-properties fo:text-align="justify"/>
    </style:style>
    <style:style style:parent-style-name="218" style:family="text" style:name="T174">
      <style:text-properties fo:font-size="12pt" fo:font-style="italic"/>
    </style:style>
    <style:style style:family="text" style:name="T175">
      <style:text-properties fo:font-size="12pt"/>
    </style:style>
    <style:style style:parent-style-name="160" style:family="paragraph" style:name="P143">
      <style:paragraph-properties fo:text-align="justify"/>
    </style:style>
    <style:style style:family="text" style:name="T176">
      <style:text-properties fo:font-size="12pt"/>
    </style:style>
    <style:style style:family="text" style:name="T177">
      <style:text-properties fo:font-size="12pt"/>
    </style:style>
    <style:style style:parent-style-name="160" style:family="paragraph" style:name="P144">
      <style:text-properties fo:font-size="12pt" fo:font-style="normal"/>
      <style:paragraph-properties fo:text-align="justify"/>
    </style:style>
    <style:style style:parent-style-name="218" style:family="text" style:name="T178">
      <style:text-properties fo:font-size="12pt"/>
    </style:style>
    <style:style style:family="text" style:name="T179">
      <style:text-properties fo:font-size="12pt"/>
    </style:style>
    <style:style style:family="text" style:name="T180">
      <style:text-properties fo:font-size="12pt" fo:font-style="italic"/>
    </style:style>
    <style:style style:family="text" style:name="T181">
      <style:text-properties fo:font-size="12pt" fo:font-style="normal"/>
    </style:style>
    <style:style style:family="text" style:name="T182">
      <style:text-properties fo:font-size="12pt" fo:font-style="italic"/>
    </style:style>
    <style:style style:family="text" style:name="T183">
      <style:text-properties fo:font-size="12pt" fo:font-style="normal"/>
    </style:style>
    <style:style style:family="text" style:name="T184">
      <style:text-properties fo:font-size="12pt" fo:font-style="italic"/>
    </style:style>
    <style:style style:family="text" style:name="T185">
      <style:text-properties fo:font-size="12pt" fo:font-style="normal"/>
    </style:style>
    <style:style style:parent-style-name="160" style:family="paragraph" style:name="P145">
      <style:text-properties fo:font-size="12pt" fo:font-style="normal"/>
      <style:paragraph-properties fo:text-align="justify"/>
    </style:style>
    <style:style style:family="text" style:name="T186">
      <style:text-properties fo:font-size="12pt" fo:font-style="normal"/>
    </style:style>
    <style:style style:parent-style-name="160" style:family="paragraph" style:name="P146">
      <style:text-properties fo:font-size="12pt" fo:font-style="normal"/>
      <style:paragraph-properties fo:text-align="justify"/>
    </style:style>
    <style:style style:family="text" style:name="T187">
      <style:text-properties fo:font-size="12pt" fo:font-style="normal"/>
    </style:style>
    <style:style style:parent-style-name="160" style:family="paragraph" style:name="P147">
      <style:text-properties fo:font-size="12pt" fo:font-style="normal"/>
      <style:paragraph-properties fo:text-align="justify"/>
    </style:style>
    <style:style style:family="text" style:name="T188">
      <style:text-properties fo:font-size="12pt" fo:font-style="normal"/>
    </style:style>
    <style:style style:family="text" style:name="T189">
      <style:text-properties fo:font-size="12pt" fo:font-style="normal"/>
    </style:style>
    <style:style style:parent-style-name="160" style:family="paragraph" style:name="P148">
      <style:text-properties/>
      <style:paragraph-properties fo:text-align="justify"/>
    </style:style>
    <style:style style:family="text" style:name="T190">
      <style:text-properties fo:font-size="12pt" fo:font-style="italic"/>
    </style:style>
    <style:style style:family="text" style:name="T191">
      <style:text-properties fo:font-size="12pt" fo:font-style="italic"/>
    </style:style>
    <style:style style:family="text" style:name="T192">
      <style:text-properties fo:font-size="12pt" fo:font-style="normal"/>
    </style:style>
    <style:style style:family="text" style:name="T193">
      <style:text-properties fo:font-size="12pt" fo:font-style="normal"/>
    </style:style>
    <style:style style:parent-style-name="160" style:family="paragraph" style:name="P149">
      <style:paragraph-properties fo:text-align="justify"/>
    </style:style>
    <style:style style:parent-style-name="218" style:family="text" style:name="T194">
      <style:text-properties fo:font-size="12pt" fo:font-style="normal"/>
    </style:style>
    <style:style style:family="text" style:name="T195">
      <style:text-properties fo:font-size="12pt"/>
    </style:style>
    <style:style style:family="text" style:name="T196">
      <style:text-properties fo:font-size="12pt"/>
    </style:style>
    <style:style style:family="text" style:name="T197">
      <style:text-properties fo:font-size="12pt"/>
    </style:style>
    <style:style style:parent-style-name="160" style:family="paragraph" style:name="P150">
      <style:paragraph-properties fo:text-align="justify"/>
    </style:style>
    <style:style style:parent-style-name="218" style:family="text" style:name="T198">
      <style:text-properties fo:font-size="12pt"/>
    </style:style>
    <style:style style:family="text" style:name="T199">
      <style:text-properties fo:font-size="12pt"/>
    </style:style>
    <style:style style:parent-style-name="160" style:family="paragraph" style:name="P151">
      <style:paragraph-properties fo:text-align="justify"/>
    </style:style>
    <style:style style:family="paragraph" style:name="P152">
      <style:paragraph-properties fo:line-height="100%" fo:text-align="left" fo:margin-left="0cm" fo:margin-right="0cm" fo:text-indent="0cm" fo:margin-top="0pt" fo:margin-bottom="0pt"/>
    </style:style>
    <style:style style:family="text" style:name="T200">
      <style:text-properties fo:font-family="Arial" style:font-family-asian="Arial" style:font-family-complex="Arial" fo:font-size="11pt"/>
    </style:style>
    <style:style style:parent-style-name="218" style:family="text" style:name="T201">
      <style:text-properties fo:color="#000000" style:text-position="0% 100%" fo:font-family="Times New Roman" style:font-family-asian="Times New Roman" style:font-family-complex="Times New Roman" fo:font-size="10pt" fo:letter-spacing="0pt" fo:font-style="normal" style:text-underline-type="none" style:text-underline-width="auto" fo:font-weight="normal"/>
    </style:style>
    <style:style style:family="text" style:name="T202">
      <style:text-properties fo:font-size="12pt"/>
    </style:style>
    <style:style style:family="text" style:name="T203">
      <style:text-properties fo:font-size="12pt"/>
    </style:style>
    <style:style style:family="text" style:name="T204">
      <style:text-properties fo:font-size="12pt"/>
    </style:style>
    <style:style style:parent-style-name="160" style:family="paragraph" style:name="P153">
      <style:text-properties fo:font-size="12pt"/>
      <style:paragraph-properties fo:text-align="justify"/>
    </style:style>
    <style:style style:family="text" style:name="T205">
      <style:text-properties fo:font-size="12pt"/>
    </style:style>
    <style:style style:parent-style-name="160" style:family="paragraph" style:name="P154">
      <style:text-properties fo:font-size="12pt"/>
      <style:paragraph-properties fo:text-align="justify"/>
    </style:style>
    <style:style style:family="text" style:name="T206">
      <style:text-properties fo:font-size="12pt"/>
    </style:style>
    <style:style style:parent-style-name="160" style:family="paragraph" style:name="P155">
      <style:text-properties fo:font-size="12pt"/>
      <style:paragraph-properties fo:text-align="justify"/>
    </style:style>
    <style:style style:family="text" style:name="T207">
      <style:text-properties fo:font-size="12pt"/>
    </style:style>
    <style:style style:parent-style-name="160" style:family="paragraph" style:name="P156">
      <style:paragraph-properties fo:text-align="justify"/>
    </style:style>
    <style:style style:parent-style-name="218" style:family="text" style:name="T208">
      <style:text-properties fo:font-size="12pt"/>
    </style:style>
    <style:style style:family="text" style:name="T209">
      <style:text-properties fo:font-size="12pt"/>
    </style:style>
    <style:style style:parent-style-name="160" style:family="paragraph" style:name="P157">
      <style:paragraph-properties fo:text-align="justify"/>
    </style:style>
    <style:style style:parent-style-name="218" style:family="text" style:name="T210">
      <style:text-properties fo:font-size="12pt"/>
    </style:style>
    <style:style style:family="text" style:name="T211">
      <style:text-properties fo:font-size="12pt"/>
    </style:style>
    <style:style style:family="text" style:name="T212">
      <style:text-properties fo:font-size="12pt"/>
    </style:style>
    <style:style style:parent-style-name="160" style:family="paragraph" style:name="P158">
      <style:text-properties fo:font-size="12pt"/>
      <style:paragraph-properties fo:text-align="justify"/>
    </style:style>
    <style:style style:family="text" style:name="T213">
      <style:text-properties fo:font-size="12pt"/>
    </style:style>
    <style:style style:parent-style-name="160" style:family="paragraph" style:name="P159">
      <style:text-properties fo:font-size="12pt"/>
      <style:paragraph-properties fo:text-align="justify"/>
    </style:style>
    <style:style style:family="text" style:name="T214">
      <style:text-properties fo:font-size="12pt"/>
    </style:style>
    <style:style style:parent-style-name="160" style:family="paragraph" style:name="P160">
      <style:text-properties fo:font-size="12pt" fo:font-weight="bold"/>
      <style:paragraph-properties fo:text-align="justify"/>
    </style:style>
    <style:style style:family="text" style:name="T215">
      <style:text-properties fo:font-size="12pt" fo:font-weight="bold"/>
    </style:style>
    <style:style style:parent-style-name="160" style:family="paragraph" style:name="P161">
      <style:text-properties fo:font-size="12pt" fo:font-weight="bold"/>
      <style:paragraph-properties fo:text-align="justify"/>
    </style:style>
    <style:style style:family="text" style:name="T216">
      <style:text-properties fo:font-size="12pt" fo:font-weight="bold"/>
    </style:style>
    <style:style style:parent-style-name="160" style:family="paragraph" style:name="P162">
      <style:text-properties fo:font-size="12pt" fo:background-color="#ffff00"/>
      <style:paragraph-properties fo:text-align="justify"/>
    </style:style>
    <style:style style:family="text" style:name="T217">
      <style:text-properties fo:font-size="12pt" fo:background-color="#ffff00"/>
    </style:style>
    <style:style style:family="text" style:name="T218">
      <style:text-properties fo:font-size="12pt" fo:background-color="#ffff00"/>
    </style:style>
    <style:style style:parent-style-name="160" style:family="paragraph" style:name="P163">
      <style:text-properties fo:font-size="12pt"/>
      <style:paragraph-properties fo:text-align="justify"/>
    </style:style>
    <style:style style:family="text" style:name="T219">
      <style:text-properties fo:font-size="12pt" fo:background-color="#ffff00"/>
    </style:style>
    <style:style style:family="text" style:name="T220">
      <style:text-properties fo:font-size="12pt" fo:background-color="#ffff00"/>
    </style:style>
    <style:style style:parent-style-name="160" style:family="paragraph" style:name="P164">
      <style:text-properties fo:font-size="12pt" fo:background-color="#ffff00"/>
      <style:paragraph-properties fo:text-align="justify"/>
    </style:style>
    <style:style style:family="text" style:name="T221">
      <style:text-properties fo:font-size="12pt" fo:background-color="#ffff00"/>
    </style:style>
    <style:style style:family="text" style:name="T222">
      <style:text-properties fo:font-size="12pt" fo:background-color="#ffff00"/>
    </style:style>
    <style:style style:parent-style-name="160" style:family="paragraph" style:name="P165">
      <style:text-properties fo:font-size="12pt"/>
      <style:paragraph-properties fo:text-align="justify"/>
    </style:style>
    <style:style style:family="text" style:name="T223">
      <style:text-properties fo:font-size="12pt" fo:background-color="#ffff00"/>
    </style:style>
    <style:style style:family="text" style:name="T224">
      <style:text-properties fo:font-size="12pt" fo:background-color="#ffff00"/>
    </style:style>
    <style:style style:parent-style-name="160" style:family="paragraph" style:name="P166">
      <style:text-properties fo:font-size="12pt"/>
      <style:paragraph-properties fo:text-align="justify"/>
    </style:style>
    <style:style style:family="text" style:name="T225">
      <style:text-properties fo:font-size="12pt" fo:background-color="#ffff00"/>
    </style:style>
    <style:style style:family="text" style:name="T226">
      <style:text-properties fo:font-size="12pt"/>
    </style:style>
    <style:style style:family="text" style:name="T227">
      <style:text-properties fo:font-size="12pt"/>
    </style:style>
    <style:style style:family="text" style:name="T228">
      <style:text-properties fo:font-size="12pt"/>
    </style:style>
    <style:style style:family="text" style:name="T229">
      <style:text-properties fo:font-size="12pt"/>
    </style:style>
    <style:style style:parent-style-name="160" style:family="paragraph" style:name="P167">
      <style:text-properties fo:font-size="12pt"/>
      <style:paragraph-properties fo:text-align="justify"/>
    </style:style>
    <style:style style:family="text" style:name="T230">
      <style:text-properties fo:font-size="12pt"/>
    </style:style>
    <style:style style:parent-style-name="160" style:family="paragraph" style:name="P168">
      <style:text-properties fo:font-size="12pt" fo:font-weight="bold"/>
      <style:paragraph-properties fo:text-align="justify"/>
    </style:style>
    <style:style style:family="text" style:name="T231">
      <style:text-properties fo:font-size="12pt" fo:font-weight="bold"/>
    </style:style>
    <style:style style:parent-style-name="160" style:family="paragraph" style:name="P169">
      <style:text-properties fo:font-size="12pt" fo:font-weight="bold"/>
      <style:paragraph-properties fo:text-align="justify"/>
    </style:style>
    <style:style style:family="text" style:name="T232">
      <style:text-properties fo:font-size="12pt" fo:font-weight="bold"/>
    </style:style>
    <style:style style:parent-style-name="160" style:family="paragraph" style:name="P170">
      <style:text-properties fo:font-size="12pt"/>
      <style:paragraph-properties fo:text-align="justify"/>
    </style:style>
    <style:style style:family="text" style:name="T233">
      <style:text-properties fo:font-size="12pt"/>
    </style:style>
    <style:style style:family="text" style:name="T234">
      <style:text-properties fo:font-size="12pt"/>
    </style:style>
    <style:style style:parent-style-name="160" style:family="paragraph" style:name="P171">
      <style:text-properties fo:font-size="12pt"/>
      <style:paragraph-properties fo:text-align="justify"/>
    </style:style>
    <style:style style:family="text" style:name="T235">
      <style:text-properties fo:font-size="12pt"/>
    </style:style>
    <style:style style:parent-style-name="160" style:family="paragraph" style:name="P172">
      <style:paragraph-properties fo:text-align="justify"/>
    </style:style>
    <style:style style:parent-style-name="218" style:family="text" style:name="T236">
      <style:text-properties fo:font-size="12pt"/>
    </style:style>
    <style:style style:family="text" style:name="T237">
      <style:text-properties fo:font-size="12pt" fo:font-weight="bold"/>
    </style:style>
    <style:style style:parent-style-name="160" style:family="paragraph" style:name="P173">
      <style:text-properties fo:font-size="12pt"/>
      <style:paragraph-properties fo:text-align="justify"/>
    </style:style>
    <style:style style:family="text" style:name="T238">
      <style:text-properties fo:font-size="12pt"/>
    </style:style>
    <style:style style:parent-style-name="160" style:family="paragraph" style:name="P174">
      <style:paragraph-properties fo:text-align="justify"/>
    </style:style>
    <style:style style:family="text" style:name="T239">
      <style:text-properties fo:font-size="12pt"/>
    </style:style>
    <style:style style:parent-style-name="160" style:family="paragraph" style:name="P175">
      <style:text-properties fo:font-size="12pt"/>
      <style:paragraph-properties fo:text-align="justify"/>
    </style:style>
    <style:style style:family="text" style:name="T240">
      <style:text-properties fo:font-size="12pt"/>
    </style:style>
    <style:style style:parent-style-name="160" style:family="paragraph" style:name="P176">
      <style:text-properties fo:font-size="12pt"/>
      <style:paragraph-properties fo:text-align="justify"/>
    </style:style>
    <style:style style:family="text" style:name="T241">
      <style:text-properties fo:font-size="12pt"/>
    </style:style>
    <style:style style:family="text" style:name="T242">
      <style:text-properties fo:font-size="12pt"/>
    </style:style>
    <style:style style:parent-style-name="160" style:family="paragraph" style:name="P177">
      <style:text-properties fo:font-size="12pt"/>
      <style:paragraph-properties fo:text-align="justify"/>
    </style:style>
    <style:style style:family="text" style:name="T243">
      <style:text-properties fo:font-size="12pt"/>
    </style:style>
    <style:style style:parent-style-name="160" style:family="paragraph" style:name="P178">
      <style:text-properties fo:font-size="12pt"/>
      <style:paragraph-properties fo:text-align="justify"/>
    </style:style>
    <style:style style:family="text" style:name="T244">
      <style:text-properties fo:font-size="12pt"/>
    </style:style>
    <style:style style:family="text" style:name="T245">
      <style:text-properties fo:font-size="12pt"/>
    </style:style>
    <style:style style:parent-style-name="160" style:list-style-name="WWNum1" style:family="paragraph" style:name="P179">
      <style:text-properties fo:font-size="12pt"/>
      <style:paragraph-properties fo:text-align="justify"/>
    </style:style>
    <style:style style:family="text" style:name="T246">
      <style:text-properties fo:font-size="12pt"/>
    </style:style>
    <style:style style:family="text" style:name="T247">
      <style:text-properties fo:font-size="12pt" fo:background-color="#ffff00"/>
    </style:style>
    <style:style style:family="text" style:name="T248">
      <style:text-properties fo:font-size="12pt"/>
    </style:style>
    <style:style style:parent-style-name="160" style:list-style-name="WWNum1" style:family="paragraph" style:name="P180">
      <style:text-properties fo:font-size="12pt"/>
      <style:paragraph-properties fo:text-align="justify"/>
    </style:style>
    <style:style style:family="text" style:name="T249">
      <style:text-properties fo:font-size="12pt"/>
    </style:style>
    <style:style style:parent-style-name="160" style:list-style-name="WWNum1" style:family="paragraph" style:name="P181">
      <style:text-properties fo:font-size="12pt"/>
      <style:paragraph-properties fo:text-align="justify"/>
    </style:style>
    <style:style style:family="text" style:name="T250">
      <style:text-properties fo:font-size="12pt"/>
    </style:style>
    <style:style style:parent-style-name="160" style:list-style-name="WWNum1" style:family="paragraph" style:name="P182">
      <style:text-properties fo:font-size="12pt"/>
      <style:paragraph-properties fo:text-align="justify"/>
    </style:style>
    <style:style style:family="text" style:name="T251">
      <style:text-properties fo:font-size="12pt"/>
    </style:style>
    <style:style style:parent-style-name="160" style:list-style-name="WWNum1" style:family="paragraph" style:name="P183">
      <style:text-properties fo:font-size="12pt"/>
      <style:paragraph-properties fo:text-align="justify"/>
    </style:style>
    <style:style style:family="text" style:name="T252">
      <style:text-properties fo:font-size="12pt"/>
    </style:style>
    <style:style style:parent-style-name="160" style:list-style-name="WWNum1" style:family="paragraph" style:name="P184">
      <style:text-properties fo:font-size="12pt"/>
      <style:paragraph-properties fo:text-align="justify"/>
    </style:style>
    <style:style style:family="text" style:name="T253">
      <style:text-properties fo:font-size="12pt"/>
    </style:style>
    <style:style style:family="text" style:name="T254">
      <style:text-properties fo:font-size="12pt"/>
    </style:style>
    <style:style style:parent-style-name="160" style:family="paragraph" style:name="P185">
      <style:text-properties fo:font-size="12pt"/>
      <style:paragraph-properties fo:text-align="justify" fo:margin-left="1.251cm" fo:text-indent="-0cm"/>
    </style:style>
    <style:style style:family="text" style:name="T255">
      <style:text-properties fo:font-size="12pt"/>
    </style:style>
    <style:style style:family="text" style:name="T256">
      <style:text-properties fo:font-size="12pt"/>
    </style:style>
    <style:style style:parent-style-name="160" style:family="paragraph" style:name="P186">
      <style:text-properties fo:font-size="12pt"/>
      <style:paragraph-properties fo:text-align="justify"/>
    </style:style>
    <style:style style:family="text" style:name="T257">
      <style:text-properties fo:font-size="12pt"/>
    </style:style>
    <style:style style:parent-style-name="160" style:family="paragraph" style:name="P187">
      <style:text-properties/>
      <style:paragraph-properties fo:text-align="justify"/>
    </style:style>
    <style:style style:family="text" style:name="T258">
      <style:text-properties/>
    </style:style>
    <style:style style:parent-style-name="160" style:family="paragraph" style:name="P188">
      <style:paragraph-properties fo:text-align="justify"/>
    </style:style>
    <style:style style:family="text" style:name="T259">
      <style:text-properties fo:font-size="12pt"/>
    </style:style>
    <style:style style:parent-style-name="160" style:family="paragraph" style:name="P189">
      <style:paragraph-properties fo:text-align="justify"/>
    </style:style>
    <style:style style:family="text" style:name="T260">
      <style:text-properties fo:font-size="12pt"/>
    </style:style>
    <style:style style:parent-style-name="160" style:family="paragraph" style:name="P190">
      <style:paragraph-properties fo:text-align="justify"/>
    </style:style>
    <style:style style:family="text" style:name="T261">
      <style:text-properties fo:font-size="12pt"/>
    </style:style>
    <style:style style:family="text" style:name="T262">
      <style:text-properties fo:font-family="Times New Roman" fo:font-size="12pt"/>
    </style:style>
    <style:style style:family="text" style:name="T263">
      <style:text-properties fo:font-family="Times New Roman" fo:font-size="12pt"/>
    </style:style>
    <style:style style:family="text" style:name="T264">
      <style:text-properties fo:font-family="Times New Roman" fo:font-size="12pt"/>
    </style:style>
    <style:style style:family="text" style:name="T265">
      <style:text-properties fo:font-family="Times New Roman" fo:font-size="12pt"/>
    </style:style>
    <style:style style:family="text" style:name="T266">
      <style:text-properties fo:font-family="Times New Roman" fo:font-size="12pt"/>
    </style:style>
    <style:style style:parent-style-name="160" style:family="paragraph" style:name="P191">
      <style:paragraph-properties fo:text-align="justify"/>
    </style:style>
    <style:style style:family="text" style:name="T267">
      <style:text-properties fo:font-family="Times New Roman" fo:font-size="12pt"/>
    </style:style>
  </office:automatic-styles>
  <office:body>
    <office:text text:use-soft-page-breaks="true">
      <text:p text:style-name="P85"><text:span text:style-name="T73">Pre-Registration report for Experimental Psychology Lab Study 2019</text:span><text:span/></text:p>
      <text:p text:style-name="P87"><text:span text:style-name="T74"/><text:span/></text:p>
      <text:p text:style-name="P88"><text:span text:style-name="T75">Research questions</text:span><text:span/></text:p>
      <text:p text:style-name="P89"><text:span text:style-name="T76"/><text:span/></text:p>
      <text:p text:style-name="P90"><text:span text:style-name="T77">When looking at other people, humans are able to process perceived faces and encode those information in order to form an opinion, or assumption, about the other's personality. Basically, there could be two different forms of processing faces: </text:span><text:span text:style-name="T78">featural processing </text:span><text:span text:style-name="T79">and </text:span><text:span text:style-name="T80">configural processing.</text:span><text:span text:style-name="T81"><text:s/></text:span><text:span/></text:p>
      <text:p text:style-name="P91"><text:span text:style-name="T82"/><text:span/></text:p>
      <text:p text:style-name="P92"><text:span text:style-name="T83">Featural processing takes only the facial features (e.g. mouth, nose, eyes) into account, while configural processing takes the configuration of those features into account as well (e.g. eyes over nose over mouth).</text:span><text:span/></text:p>
      <text:p text:style-name="P93"><text:span text:style-name="T84"/><text:span/></text:p>
      <text:p text:style-name="P94"><text:span text:style-name="T85">We want to replicate the study described in the paper<text:s text:c="2"/>“Configural processing and social judgments: Face inversion particularly disrupts inferences of human-relevant traits“ by John Paul Wilson, Steven G. Young, Nicholas O. Rule and Kurt Hugenberg from 2018</text:span><text:span text:style-name="T86">. Our goal is to disrupt the possible configural processing of faces by turning them upside down and see if this has an effect on the perception of different character traits. </text:span><text:span/></text:p>
      <text:p text:style-name="P95"><text:span text:style-name="T87"/><text:span/></text:p>
      <text:p text:style-name="P96"><text:span text:style-name="T88">All our data and code can be found in our github repository:</text:span><text:span/></text:p>
      <text:p text:style-name="P97"><text:span text:style-name="T89"/><text:span text:style-name="T90"/><text:a xlink:href="https://github.com/annassommer/XPLabFinal" xlink:type="simple"><text:span text:style-name="T91">https://github.com/annassommer/XPLabFinal</text:span></text:a><text:span text:style-name="T92"><text:s/></text:span><text:span/></text:p>
      <text:p text:style-name="P98"><text:span text:style-name="T93"/><text:span/></text:p>
      <text:p text:style-name="P99"><text:span text:style-name="T94"/><text:span text:style-name="T95">Hypotheses</text:span><text:span/></text:p>
      <text:p text:style-name="P100"><text:span text:style-name="T96"/><text:span/></text:p>
      <text:p text:style-name="P101"><text:span text:style-name="T97"/><text:span text:style-name="T98">1. We predict that “trustworthiness” as a character trait is more often appointed to humans, in comparison with animals, than dominance. This hypothesis is based on the findings of Wilson et al. </text:span><text:span text:style-name="T99">(2018) in Study 4a of their paper.</text:span><text:span/></text:p>
      <text:p text:style-name="P102"><text:span/><text:span/></text:p>
      <text:p text:style-name="P103"><text:span text:style-name="T100">2. We hypothesize that character traits, namely perceived as being exclusively human, namely “trustworthiness”, according to hypothesis 1, rely primarily on the configural processing of faces. Character traits appointed to both humans and animals, namely “</text:span><text:span text:style-name="T101">dominance”, according to hypothesis 1, are processed featurally.<text:tab/></text:span><text:span/></text:p>
      <text:p text:style-name="P104"><text:span text:style-name="T102"/><text:span/></text:p>
      <text:p text:style-name="P105"><text:span text:style-name="T103">Under the assumption that trustworthiness is attributed stronger to humans (higher ratings in part one of the experiment), we predict that the perception of </text:span><text:span text:style-name="T104">the </text:span><text:span text:style-name="T105">“trustworthiness” of faces differs more significantly between upside down faces and upright faces than the perception of “dominance”. Upright faces are perceived as more trustworthy than inverted faces, because turning a face around disrupts possible </text:span><text:span text:style-name="T106">configural processing</text:span><text:span text:style-name="T107">. On the other hand, the perception of “dominance” should not vary much between upright and inverted faces, as the featural processing of faces is maintained across both conditions. This hypothesis is based on the findings of Wilson et al. </text:span><text:span text:style-name="T108">(2018) in Study 1 of their paper. </text:span><text:span/></text:p>
      <text:p text:style-name="P106"><text:span/><text:span/></text:p>
      <text:p text:style-name="P107"><text:span text:style-name="T109"/><text:span/></text:p>
      <text:p text:style-name="P108"><text:span text:style-name="T110"/><text:span/></text:p>
      <text:p text:style-name="P109"><text:span text:style-name="T111">Study plan</text:span><text:span/></text:p>
      <text:p text:style-name="P110"><text:span text:style-name="T112"/><text:span/></text:p>
      <text:p text:style-name="P111"><text:span text:style-name="T113">The study is going to be a web-based between-subjects experiment which participants can do wherever they choose and without supervision. It is divided into two parts: In the first part, we want to take a look at</text:span><text:span text:style-name="T114"> how a certain character trait is classified as being specifically human rather than being equally attributable to humans and non-humans.</text:span><text:span text:style-name="T115"><text:s/></text:span><text:span text:style-name="T116">Specifically we look at the ratings of trustworthiness (“Vertrauenswürdigkeit”) and dominance (”Dominanz”). To mitigate the ratings influencing each other we ask for ratings of </text:span><text:span text:style-name="T117">several more </text:span><text:span text:style-name="T118">traits i.e. confidence, aggressiveness, patience, conscientiousness, friendliness, extroversion, politeness, sensibility (“Selbstsicherheit”, “Aggressivität”, “Geduld”, “Gewissenhaft</text:span><text:span text:style-name="T119">igkeit”, “Freundlichkeit”, “Extrovertiertheit”, “Höflichkeit”, “Sensibilität”).</text:span><text:span/></text:p>
      <text:p text:style-name="P112"><text:span text:style-name="T120">In the second part, we explore the effect inversion has on the judgment of faces regarding two character traits: </text:span><text:span text:style-name="T121">trustworthiness and dominance</text:span><text:span text:style-name="T122">.</text:span><text:span/></text:p>
      <text:p text:style-name="P113"><text:span text:style-name="T123"/><text:span/></text:p>
      <text:p text:style-name="P114"><text:span text:style-name="T124">Participant recruitment</text:span><text:span/></text:p>
      <text:p text:style-name="P115"><text:span text:style-name="T125"/><text:span/></text:p>
      <text:p text:style-name="P116"><text:span text:style-name="T126">We are going to start recruiting participants as soon as we finish the pre-registration. The recruitment will take place via social media (Facebook, WhatsApp and Telegram) and the bulletin board on the University of Osnabrück platform StudIP. The experiment</text:span><text:span text:style-name="T127"> will be available for 14 days.</text:span><text:span/></text:p>
      <text:p text:style-name="P117"><text:span text:style-name="T128"/><text:span/></text:p>
      <text:p text:style-name="P118"><text:span text:style-name="T129">The study will be conducted in German because most of the people that we are going to reach are German native speakers. </text:span><text:span/></text:p>
      <text:p text:style-name="P119"><text:span text:style-name="T130"/><text:span/></text:p>
      <text:p text:style-name="P120"><text:span text:style-name="T131">Data set</text:span><text:span/></text:p>
      <text:p text:style-name="P121"><text:span text:style-name="T132"/><text:span/></text:p>
      <text:p text:style-name="P122"><text:span text:style-name="T133">We are using the first 36 black and 36 white male face images from the Chicago face database (version 2.0.3) as material plus the character traits “trustworthiness” and “dominance” with some more as fillers for the first part of the study. We resized the pi</text:span><text:span text:style-name="T134">ctures to 450 × 316 pixels. </text:span><text:span text:style-name="T135">We use only male faces because the original study only used male faces as well, in order to avoid social bias playing a role in the participants' judgement.</text:span><text:span/></text:p>
      <text:p text:style-name="P123"><text:span text:style-name="T136">The face database is freely available here: </text:span><text:a xlink:href="https://chicagofaces.org/default/" xlink:type="simple"><text:span text:style-name="T137"/><text:span text:style-name="T138"/><text:span text:style-name="T139">https://chicagofaces.org/default/</text:span></text:a><text:span/><text:span/></text:p>
      <text:p text:style-name="P124"><text:span text:style-name="T140"/><text:span/></text:p>
      <text:p text:style-name="P125"><text:span text:style-name="T141"/><text:span text:style-name="T142">Study design</text:span><text:span text:style-name="T143"><text:line-break/><text:line-break/>The experiment consists of two parts.<text:line-break/>The first part starts with an introduction slide, that informs the participants about their upcoming task. The explanatory text reads as follows:</text:span><text:span/></text:p>
      <text:p text:style-name="P126"><text:span text:style-name="T144"/><text:span/></text:p>
      <text:p text:style-name="P127"><text:span text:style-name="T145">“In diesem Teil des Experiments sehen Sie ein Persönlichkeitsmerkmal.</text:span><text:span/></text:p>
      <text:p text:style-name="P128"><text:span text:style-name="T146">Es ist Ihre Aufgabe auf einer Skala von 1 bis 9 zu bewerten, inwieweit das Merkmal nur auf Menschen oder gleichermaßen auf Menschen und Tiere zutrifft. 1 steht hier für 'Trifft gleichermaßen auf Menschen und Tiere zu' und 9 steht hier für 'Trifft nur auf Me</text:span><text:span text:style-name="T147">nschen zu'.</text:span><text:span/></text:p>
      <text:p text:style-name="P129"><text:span text:style-name="T148"/><text:span text:style-name="T149">Wenn Sie bereit sind, drücken Sie bitte auf Start:” </text:span><text:span/></text:p>
      <text:p text:style-name="P130"><text:span text:style-name="T150"/><text:span/></text:p>
      <text:p text:style-name="P131"><text:span text:style-name="T151">in English: In this part of the experiment you will see one personality trait. Your task is to rate this trait on a scale from 1 to 9 regarding its assignment to humans exclusively or humans and animals eq</text:span><text:span text:style-name="T152">ually. 1 stands for “exclusively human” and 9 stands for “equally human and animal”. Press the “start” button once you're ready.</text:span><text:span/></text:p>
      <text:p text:style-name="P132"><text:span text:style-name="T153"/><text:span text:style-name="T154"><text:line-break/>After the introduction slide the actual test phase starts. The participants view randomly one out of ten character traits </text:span><text:span text:style-name="T155">(“Selbstsicherheit”, “Aggressivität”, “Geduld”, “Gewissenhaftigkeit”, “Freundlichkeit”, “Extrovertiertheit”, “Höflichkeit”, “Sensibilität”, “Vertrauenswürdigkeit”, “Dominanz”)</text:span><text:span text:style-name="T156"> at a time. All ten character traits will be shown to all participants. Each character trait shall be rated by the participant on a 9-point rating scale ranging from 1 (“Trifft gleichermaßen auf Menschen und Tiere zu” – “Equally applicable on humans and animals”) to 9 (“Trifft nur auf Menschen zu” – “Only appl</text:span><text:span text:style-name="T157">icable on humans”).</text:span><text:span/></text:p>
      <text:p text:style-name="P133"><text:span text:style-name="T158"/><text:span text:style-name="T159"/><text:span/></text:p>
      <text:p text:style-name="P134"><text:span text:style-name="T160"/><text:span text:style-name="T161"><text:line-break/></text:span><text:span text:style-name="T162">The second part of the experiment starts again with an introduction slide, that informs the participants about their upcoming task.<text:s text:c="2"/>This explanation text of the second part reads as follows:</text:span><text:span/></text:p>
      <text:p text:style-name="P135"><text:span text:style-name="T163"/><text:span/></text:p>
      <text:p text:style-name="P136"><text:span text:style-name="T164"/><text:span text:style-name="T165">“In diesem Teil des Experiments werden Ihnen Fotos von Gesichtern gezeigt. </text:span><text:span text:style-name="T166">Es ist Ihre Aufgabe auf einer Skala von 1-7 zu bewerten, inwieweit das Persönlichkeitsmerkmal “Dominanz” (or if applicable “Vertrauenswürdigkeit”) auf das Gesicht zutrifft.</text:span><text:span/></text:p>
      <text:p text:style-name="P137"><text:span text:style-name="T167">1 steht hier für 'Gar nicht dominant (or if applicable vertrauenswürdig)',</text:span><text:span/></text:p>
      <text:p text:style-name="P138"><text:span text:style-name="T168">7 steht für 'Sehr dominant (or if applicable vertrauenswürdig)'.</text:span><text:span/></text:p>
      <text:p text:style-name="P139"><text:span text:style-name="T169">Sie sehen zunächst auf den Kopf gestellte Fotos, und dann aufrechte. /</text:span><text:span/></text:p>
      <text:p text:style-name="P140"><text:span text:style-name="T170"/><text:span text:style-name="T171">Sie sehen zunächst aufrechte Fotos, und dann auf den Kopf gestellte.</text:span><text:span/></text:p>
      <text:p text:style-name="P141"><text:span text:style-name="T172"/><text:span text:style-name="T173"/></text:p>
      <text:p text:style-name="P142"><text:span text:style-name="T174"/><text:span text:style-name="T175">Wenn Sie bereit sind, drücken Sie bitte auf Start:”</text:span><text:span/></text:p>
      <text:p text:style-name="P143"><text:span text:style-name="T176"/><text:span text:style-name="T177"/></text:p>
      <text:p text:style-name="P144"><text:span text:style-name="T178"/><text:span text:style-name="T179">In English: In this part of the experiment you will see pictures of faces. Your task is to rate them for “Trustworthiness” </text:span><text:span text:style-name="T180">(or “Dominance”, which trait is to be rated is decided by coin flip) </text:span><text:span text:style-name="T181">on a scale from 1 to 7. 1 stands for “Not trustworthy” </text:span><text:span text:style-name="T182">(“not dominant” respectively), </text:span><text:span text:style-name="T183">7 stands for “very trustworthy” (</text:span><text:span text:style-name="T184">“very dominant” respectively</text:span><text:span text:style-name="T185">). </text:span><text:span/></text:p>
      <text:p text:style-name="P145"><text:span text:style-name="T186"/><text:span/></text:p>
      <text:p text:style-name="P146"><text:span text:style-name="T187">You will firstly see faces which have been turned upside down and upright faces after that. /<text:s text:c="2"/>You will firstly see upright faces and faces which have been turned upside down after that.</text:span><text:span/></text:p>
      <text:p text:style-name="P147"><text:span text:style-name="T188"/><text:span text:style-name="T189"/></text:p>
      <text:p text:style-name="P148"><text:span text:style-name="T190">(It is decided by coin flip which sentence is displayed. Pictures appear as announced, either turned around and then upright (First version of the sentence) or upright and then turned around (second version of the sentence))</text:span><text:span text:style-name="T191"/><text:span/><text:span text:style-name="T192"/><text:span text:style-name="T193"/></text:p>
      <text:p text:style-name="P149"><text:span text:style-name="T194"/><text:span text:style-name="T195"><text:line-break/>The test phase of the second part consists of two blocks (counterbalanced). In the first block participants see 72 upright or inverted facial stimuli one after another, that have to be rated on “dominance” or “trustworthiness” (decided by coin flip beforeh</text:span><text:span text:style-name="T196">and and does not change during experiment). The rating takes place on a 7-point rating scale ranging from 1 (“not trustworthy/dominant”) to 7 (“very trustworthy/dominant”) with labeled end points. The second block is identical to the first besides that the </text:span><text:span text:style-name="T197">facial stimuli are shown in an inverted (or upright depending on the first block) manner. </text:span><text:span/></text:p>
      <text:p text:style-name="P150"><text:span text:style-name="T198"/><text:span text:style-name="T199"/><text:span/></text:p>
      <text:p text:style-name="P151"><text:span/><office:annotation office:name="comment_0"><dc:creator>Anna Sommer</dc:creator><dc:date>2019-07-11T10:15:12Z</dc:date><text:p text:style-name="P152"><text:span text:style-name="T200">It is a bit strange that we talk about the first part of the experiment, then the second part, and then the first part again.</text:span></text:p></office:annotation><text:span text:style-name="T201"/><office:annotation-end office:name="comment_0"/><text:span/><text:span text:style-name="T202">The first part of our study will contain 10 character traits. Participants will see one trait at a time and are asked to rate them on a scale from 1 to 9 to be exclusive to humans (9) or humans and non-humans alike (1) with labeled end points. </text:span><text:span text:style-name="T203">The exact wording will be “Wie bewerten Sie das folgende Merkmal?” </text:span><text:span text:style-name="T204">(”How do you rate the following character trait?”) with “Trifft gleichermaßen auf Menschen und Tiere zu” (1) (”Equally applicable on humans and animals”) and “Trifft nur auf Menschen zu” (9) (”Only applicable on humans”) as the end points on the scales.</text:span><text:span/></text:p>
      <text:p text:style-name="P153"><text:span text:style-name="T205"/><text:span/></text:p>
      <text:p text:style-name="P154"><text:span text:style-name="T206">The exact wording in German will be “Wie dominant/vertrauenswürdig ist dieses Gesicht?” for the question and for the scales “Gar nicht dominant/vertrauenswürdig” (1) and “Sehr dominant/vertrauenswürdig” (7).</text:span><text:span/></text:p>
      <text:p text:style-name="P155"><text:span text:style-name="T207"> In both parts of the experiment, the next trial starts immediately after participants selected their answer. </text:span><text:span/></text:p>
      <text:p text:style-name="P156"><text:span text:style-name="T208"/><text:span text:style-name="T209"/><text:span/></text:p>
      <text:p text:style-name="P157"><text:span text:style-name="T210"/><text:span text:style-name="T211">After the second part is finished, participants will be asked to give their age, gender and mother tongue and are offered the chance to leave some further comments. The experiment ends with a screen saying “Vielen Dank, dass sie an dem Experiment teilgenomm</text:span><text:span text:style-name="T212">en haben.” (in English: “Thank you for participating in this experiment.”).</text:span><text:span/></text:p>
      <text:p text:style-name="P158"><text:span text:style-name="T213"/><text:span/></text:p>
      <text:p text:style-name="P159"><text:span text:style-name="T214"/><text:span/></text:p>
      <text:p text:style-name="P160"><text:span text:style-name="T215">Measured variables</text:span><text:span/></text:p>
      <text:p text:style-name="P161"><text:span text:style-name="T216"/><text:span/></text:p>
      <text:p text:style-name="P162"><text:span text:style-name="T217">For the first part we collect the ratings of the traits. The independent variable would be the different character traits and the dependent variable the rating of the given trait. The character traits are scaled nominal and their ratings are of an ordinal sca</text:span><text:span text:style-name="T218">le.</text:span><text:span/></text:p>
      <text:p text:style-name="P163"><text:span text:style-name="T219"/><text:span text:style-name="T220"/></text:p>
      <text:p text:style-name="P164"><text:span text:style-name="T221">In the second part we collect the ratings of character traits being ascribed to either upright or inverted pictures. Here the independent variables would be the currently rated character trait (either trustworthiness or dominance) the photos and the conditi</text:span><text:span text:style-name="T222">on of the photos (either upright or inverted). The dependent variable would be again the rating. The independent variables are of nominal scale and the dependent variable of an ordinal scale.</text:span><text:span/></text:p>
      <text:p text:style-name="P165"><text:span text:style-name="T223"/><text:span text:style-name="T224"/></text:p>
      <text:p text:style-name="P166"><text:span text:style-name="T225">Moreover</text:span><text:span text:style-name="T226"> we are going to keep track of the reaction time for every stimulus, meaning the ratings of the character traits in the first part as well as the ratings of the faces in the second part of the study. Furthermore we are going to collect the age and gender of</text:span><text:span text:style-name="T227"> all participants. </text:span><text:span/><text:span text:style-name="T228">The response time will be treated as an interval scale in milliseconds,</text:span><text:span text:style-name="T229"> age as an interval scale and gender as a nominal scale.</text:span><text:span/></text:p>
      <text:p text:style-name="P167"><text:span text:style-name="T230"/><text:span/></text:p>
      <text:p text:style-name="P168"><text:span text:style-name="T231">Exclusion criteria</text:span><text:span/></text:p>
      <text:p text:style-name="P169"><text:span text:style-name="T232"/><text:span/></text:p>
      <text:p text:style-name="P170"><text:span text:style-name="T233">We are going to exclude data from participants who always give the same answer to every trial and data from participants who answer in a pattern (1, 2, 3, 4, 5, 6, 7) for at least 3 times. As for reaction times, we are going to exclude data from participant</text:span><text:span text:style-name="T234">s if their reaction times are outside the mean reaction time +/- 3 times the standard deviation interval.</text:span><text:span/></text:p>
      <text:p text:style-name="P171"><text:span text:style-name="T235"/><text:span/></text:p>
      <text:p text:style-name="P172"><text:span text:style-name="T236"/><text:span text:style-name="T237">Statistical analysis</text:span><text:span/></text:p>
      <text:p text:style-name="P173"><text:span text:style-name="T238"/><text:span/></text:p>
      <text:p text:style-name="P174"><text:span text:style-name="T239">We are going to use R for statistical analysis with the packages tidyverse, effsize, readR, brms, desktools and Rmisc.</text:span><text:span/></text:p>
      <text:p text:style-name="P175"><text:span text:style-name="T240"/><text:span/></text:p>
      <text:p text:style-name="P176"><text:span text:style-name="T241">For the first part of the study, we are going to firstly filter out the necessary data (which is the rating of dominance and trustworthiness). After that, we will visualize the data and calculate the median and standard deviation before performing an paired</text:span><text:span text:style-name="T242"> sample t-test and calculating Cohen's d.</text:span><text:span/></text:p>
      <text:p text:style-name="P177"><text:span text:style-name="T243"/><text:span/></text:p>
      <text:p text:style-name="P178"><text:span text:style-name="T244">For the second part, we will create 6 different regression models:</text:span><text:span/><text:span text:style-name="T245"><text:s/></text:span><text:span/></text:p>
      <text:list text:style-name="WWNum1" text:continue-numbering="true">
        <text:list-item>
          <text:p text:style-name="P179"><text:span text:style-name="T246">Model 1 will be modeling the responses against the categories </text:span><text:span text:style-name="T247">dominance and trustworthiness</text:span><text:span text:style-name="T248"/><text:span/></text:p>
        </text:list-item>
        <text:list-item>
          <text:p text:style-name="P180"><text:span text:style-name="T249">Model 2 will be the responses against the categories and the picture format (inverted and upright)</text:span><text:span/></text:p>
        </text:list-item>
        <text:list-item>
          <text:p text:style-name="P181"><text:span text:style-name="T250">Model 3 will model the responses against the categories and the category per picture format (category|pictureFormat)</text:span><text:span/></text:p>
        </text:list-item>
        <text:list-item>
          <text:p text:style-name="P182"><text:span text:style-name="T251">Model 4 will<text:s text:c="2"/>contain the responses modeled against the categories per participant (category + (1|participant_id))</text:span><text:span/></text:p>
        </text:list-item>
        <text:list-item>
          <text:p text:style-name="P183"><text:span text:style-name="T252">Model 5 will unify model 2 and model 4</text:span><text:span/></text:p>
        </text:list-item>
        <text:list-item>
          <text:p text:style-name="P184"><text:span text:style-name="T253">Model 6 will be the unification of model 3 and model 4</text:span><text:span text:style-name="T254"/><text:span/></text:p>
        </text:list-item>
      </text:list>
      <text:p text:style-name="P185"><text:span text:style-name="T255"/><text:span text:style-name="T256"/></text:p>
      <text:p text:style-name="P186"><text:span text:style-name="T257">Once we have all six models, we will use the loo and loo_compare function of R to determine the best of the models.</text:span><text:span/></text:p>
      <text:p text:style-name="P187"><text:span text:style-name="T258"/><text:span/></text:p>
      <text:p text:style-name="P188"><text:span text:style-name="T259">To judge if our hypothesis 1 was correct, we need the paired sampled t-test to exceed statistical significance as well as Cohen's d for to be labeled as “large”.</text:span><text:span/></text:p>
      <text:p text:style-name="P189"><text:span text:style-name="T260"/><text:span/></text:p>
      <text:p text:style-name="P190"><text:span text:style-name="T261">To judge for acceptance or rejection of hypothesis 2, we take a look at the best model determined by loo_compare. In our pilot, this is model 6. Then, we check in the table named </text:span><text:span text:style-name="T262">“</text:span><text:span text:style-name="T263">Population-Level Effects</text:span><text:span text:style-name="T264">” if the difference of the columns named “</text:span><text:span text:style-name="T265">l-95% CI” and<text:s text:c="2"/>“u-95% CI</text:span><text:span text:style-name="T266">” for the row “category” contains the 0. If that is the case, we reject the hypothesis.</text:span><text:span/></text:p>
      <text:p text:style-name="P191"><text:span text:style-name="T2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ackground-color="#ffffff"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159"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159"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159"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159"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159"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159"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159"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159"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159"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159"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9" style:display-name="Title Char" style:family="text" style:name="33">
      <style:text-properties fo:font-size="24pt"/>
    </style:style>
    <style:style style:parent-style-name="9" style:display-name="Subtitle Char" style:family="text" style:name="35">
      <style:text-properties fo:font-size="12pt"/>
    </style:style>
    <style:style style:parent-style-name="159"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159"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parent-style-name="159" style:display-name="footnote text" style:family="paragraph" style:name="67">
      <style:text-properties fo:font-size="9pt"/>
      <style:paragraph-properties fo:line-height="100%" fo:margin-bottom="2pt"/>
    </style:style>
    <style:style style:display-name="Footnote Text Char" style:family="text" style:name="68">
      <style:text-properties fo:font-size="9pt"/>
    </style:style>
    <style:style style:parent-style-name="9" style:display-name="footnote reference" style:family="text" style:name="69">
      <style:text-properties style:text-position="33%"/>
    </style:style>
    <style:style style:parent-style-name="159" style:display-name="toc 1" style:family="paragraph" style:name="70">
      <style:paragraph-properties fo:margin-left="0cm" fo:margin-right="0cm" fo:text-indent="-0cm" fo:margin-bottom="2.85pt"/>
    </style:style>
    <style:style style:parent-style-name="159" style:display-name="toc 2" style:family="paragraph" style:name="71">
      <style:paragraph-properties fo:margin-left="0.4992cm" fo:margin-right="0cm" fo:text-indent="-0cm" fo:margin-bottom="2.85pt"/>
    </style:style>
    <style:style style:parent-style-name="159" style:display-name="toc 3" style:family="paragraph" style:name="72">
      <style:paragraph-properties fo:margin-left="1cm" fo:margin-right="0cm" fo:text-indent="-0cm" fo:margin-bottom="2.85pt"/>
    </style:style>
    <style:style style:parent-style-name="159" style:display-name="toc 4" style:family="paragraph" style:name="73">
      <style:paragraph-properties fo:margin-left="1.499cm" fo:margin-right="0cm" fo:text-indent="-0cm" fo:margin-bottom="2.85pt"/>
    </style:style>
    <style:style style:parent-style-name="159" style:display-name="toc 5" style:family="paragraph" style:name="74">
      <style:paragraph-properties fo:margin-left="2cm" fo:margin-right="0cm" fo:text-indent="-0cm" fo:margin-bottom="2.85pt"/>
    </style:style>
    <style:style style:parent-style-name="159" style:display-name="toc 6" style:family="paragraph" style:name="75">
      <style:paragraph-properties fo:margin-left="2.5cm" fo:margin-right="0cm" fo:text-indent="-0cm" fo:margin-bottom="2.85pt"/>
    </style:style>
    <style:style style:parent-style-name="159" style:display-name="toc 7" style:family="paragraph" style:name="76">
      <style:paragraph-properties fo:margin-left="3.001cm" fo:margin-right="0cm" fo:text-indent="-0cm" fo:margin-bottom="2.85pt"/>
    </style:style>
    <style:style style:parent-style-name="159" style:display-name="toc 8" style:family="paragraph" style:name="77">
      <style:paragraph-properties fo:margin-left="3.5cm" fo:margin-right="0cm" fo:text-indent="-0cm" fo:margin-bottom="2.85pt"/>
    </style:style>
    <style:style style:parent-style-name="159" style:display-name="toc 9" style:family="paragraph" style:name="78">
      <style:paragraph-properties fo:margin-left="4.001cm" fo:margin-right="0cm" fo:text-indent="-0cm" fo:margin-bottom="2.85pt"/>
    </style:style>
    <style:style style:display-name="TOC Heading" style:family="paragraph" style:name="79"/>
    <style:style style:display-name="Normal" style:family="paragraph" style:name="159">
      <style:text-properties fo:color="#000000" style:text-position="0% 100%" fo:font-family="Times New Roman" style:font-family-asian="Times New Roman" style:font-family-complex="Times New Roman" fo:font-size="10pt" fo:letter-spacing="0pt" fo:font-style="normal" style:text-underline-type="none" style:text-underline-width="auto" fo:font-weight="normal"/>
      <style:paragraph-properties fo:line-height="100%" fo:text-align="left" fo:margin-left="0cm" fo:margin-right="0cm" fo:text-indent="-0cm" fo:margin-top="0pt" fo:margin-bottom="0pt" fo:background-color="#ffffff" fo:border="none"/>
    </style:style>
    <style:style style:parent-style-name="159" style:display-name="Standard" style:family="paragraph" style:name="160">
      <style:text-properties/>
      <style:paragraph-properties/>
    </style:style>
    <style:style style:parent-style-name="160" style:display-name="Heading" style:family="paragraph" style:name="161">
      <style:text-properties fo:font-family="Arial" style:font-family-asian="Arial" style:font-family-complex="Arial" fo:font-size="14pt"/>
    </style:style>
    <style:style style:parent-style-name="160" style:display-name="Text_20_body" style:family="paragraph" style:name="162">
      <style:paragraph-properties fo:margin-top="0pt" fo:margin-bottom="6pt"/>
    </style:style>
    <style:style style:parent-style-name="160" style:display-name="Heading_20_1" style:family="paragraph" style:name="163">
      <style:text-properties fo:font-family="Arial" style:font-family-asian="Arial" style:font-family-complex="Arial" fo:font-size="20pt"/>
    </style:style>
    <style:style style:parent-style-name="160" style:display-name="Heading_20_2" style:family="paragraph" style:name="164">
      <style:text-properties fo:font-family="Arial" style:font-family-asian="Arial" style:font-family-complex="Arial" fo:font-size="17pt"/>
    </style:style>
    <style:style style:parent-style-name="160" style:display-name="Heading_20_3" style:family="paragraph" style:name="165">
      <style:text-properties fo:font-family="Arial" style:font-family-asian="Arial" style:font-family-complex="Arial" fo:font-size="15pt"/>
    </style:style>
    <style:style style:parent-style-name="160" style:display-name="Heading_20_4" style:family="paragraph" style:name="166">
      <style:text-properties fo:font-family="Arial" style:font-family-asian="Arial" style:font-family-complex="Arial" fo:font-size="13pt" fo:font-weight="bold"/>
    </style:style>
    <style:style style:parent-style-name="160" style:display-name="Heading_20_5" style:family="paragraph" style:name="167">
      <style:text-properties fo:font-family="Arial" style:font-family-asian="Arial" style:font-family-complex="Arial" fo:font-size="12pt" fo:font-weight="bold"/>
    </style:style>
    <style:style style:parent-style-name="160" style:display-name="Heading_20_6" style:family="paragraph" style:name="168">
      <style:text-properties fo:font-family="Arial" style:font-family-asian="Arial" style:font-family-complex="Arial" fo:font-size="11pt" fo:font-weight="bold"/>
    </style:style>
    <style:style style:parent-style-name="160" style:display-name="Heading_20_7" style:family="paragraph" style:name="169">
      <style:text-properties fo:font-family="Arial" style:font-family-asian="Arial" style:font-family-complex="Arial" fo:font-size="11pt" fo:font-style="italic" fo:font-weight="bold"/>
    </style:style>
    <style:style style:parent-style-name="160" style:display-name="Heading_20_8" style:family="paragraph" style:name="170">
      <style:text-properties fo:font-family="Arial" style:font-family-asian="Arial" style:font-family-complex="Arial" fo:font-size="11pt" fo:font-style="italic"/>
    </style:style>
    <style:style style:parent-style-name="160" style:display-name="Heading_20_9" style:family="paragraph" style:name="171">
      <style:text-properties fo:font-family="Arial" style:font-family-asian="Arial" style:font-family-complex="Arial" fo:font-size="10.5pt" fo:font-style="italic"/>
    </style:style>
    <style:style style:parent-style-name="160" style:display-name="Listenabsatz" style:family="paragraph" style:name="172">
      <style:paragraph-properties fo:margin-left="1.27cm" fo:margin-right="0cm" fo:text-indent="-0cm"/>
    </style:style>
    <style:style style:parent-style-name="159" style:display-name="Kein_20_Leerraum" style:family="paragraph" style:name="173"/>
    <style:style style:parent-style-name="160" style:display-name="Quotations" style:family="paragraph" style:name="174">
      <style:text-properties fo:font-style="italic"/>
    </style:style>
    <style:style style:parent-style-name="160" style:display-name="Intensives_20_Zitat" style:family="paragraph" style:name="175">
      <style:text-properties fo:font-style="italic"/>
    </style:style>
    <style:style style:parent-style-name="160" style:display-name="Fußnotentext" style:family="paragraph" style:name="176">
      <style:text-properties fo:font-size="9pt"/>
    </style:style>
    <style:style style:parent-style-name="160" style:display-name="Verzeichnis_20_1" style:family="paragraph" style:name="177">
      <style:paragraph-properties fo:margin-top="0pt" fo:margin-bottom="2.85pt"/>
    </style:style>
    <style:style style:parent-style-name="160" style:display-name="Verzeichnis_20_2" style:family="paragraph" style:name="178">
      <style:paragraph-properties fo:margin-left="0.4992cm" fo:margin-right="0cm" fo:text-indent="-0cm" fo:margin-top="0pt" fo:margin-bottom="2.85pt"/>
    </style:style>
    <style:style style:parent-style-name="160" style:display-name="Verzeichnis_20_3" style:family="paragraph" style:name="179">
      <style:paragraph-properties fo:margin-left="1cm" fo:margin-right="0cm" fo:text-indent="-0cm" fo:margin-top="0pt" fo:margin-bottom="2.85pt"/>
    </style:style>
    <style:style style:parent-style-name="160" style:display-name="Verzeichnis_20_4" style:family="paragraph" style:name="180">
      <style:paragraph-properties fo:margin-left="1.499cm" fo:margin-right="0cm" fo:text-indent="-0cm" fo:margin-top="0pt" fo:margin-bottom="2.85pt"/>
    </style:style>
    <style:style style:parent-style-name="160" style:display-name="Verzeichnis_20_5" style:family="paragraph" style:name="181">
      <style:paragraph-properties fo:margin-left="2cm" fo:margin-right="0cm" fo:text-indent="-0cm" fo:margin-top="0pt" fo:margin-bottom="2.85pt"/>
    </style:style>
    <style:style style:parent-style-name="160" style:display-name="Verzeichnis_20_6" style:family="paragraph" style:name="182">
      <style:paragraph-properties fo:margin-left="2.5cm" fo:margin-right="0cm" fo:text-indent="-0cm" fo:margin-top="0pt" fo:margin-bottom="2.85pt"/>
    </style:style>
    <style:style style:parent-style-name="160" style:display-name="Verzeichnis_20_7" style:family="paragraph" style:name="183">
      <style:paragraph-properties fo:margin-left="3.001cm" fo:margin-right="0cm" fo:text-indent="-0cm" fo:margin-top="0pt" fo:margin-bottom="2.85pt"/>
    </style:style>
    <style:style style:parent-style-name="160" style:display-name="Verzeichnis_20_8" style:family="paragraph" style:name="184">
      <style:paragraph-properties fo:margin-left="3.5cm" fo:margin-right="0cm" fo:text-indent="-0cm" fo:margin-top="0pt" fo:margin-bottom="2.85pt"/>
    </style:style>
    <style:style style:parent-style-name="160" style:display-name="Verzeichnis_20_9" style:family="paragraph" style:name="185">
      <style:paragraph-properties fo:margin-left="4.001cm" fo:margin-right="0cm" fo:text-indent="-0cm" fo:margin-top="0pt" fo:margin-bottom="2.85pt"/>
    </style:style>
    <style:style style:parent-style-name="160" style:display-name="Inhaltsverzeichnisüberschrift" style:family="paragraph" style:name="186"/>
    <style:style style:parent-style-name="160" style:display-name="Text_5f_20_5f_body" style:family="paragraph" style:name="187">
      <style:paragraph-properties fo:margin-top="0pt" fo:margin-bottom="6pt"/>
    </style:style>
    <style:style style:parent-style-name="160" style:display-name="Heading_5f_20_5f_1" style:family="paragraph" style:name="188">
      <style:text-properties fo:font-family="Arial" style:font-family-asian="Arial" style:font-family-complex="Arial" fo:font-size="20pt"/>
    </style:style>
    <style:style style:parent-style-name="160" style:display-name="Heading_5f_20_5f_2" style:family="paragraph" style:name="189">
      <style:text-properties fo:font-family="Arial" style:font-family-asian="Arial" style:font-family-complex="Arial" fo:font-size="17pt"/>
    </style:style>
    <style:style style:parent-style-name="160" style:display-name="Heading_5f_20_5f_3" style:family="paragraph" style:name="190">
      <style:text-properties fo:font-family="Arial" style:font-family-asian="Arial" style:font-family-complex="Arial" fo:font-size="15pt"/>
    </style:style>
    <style:style style:parent-style-name="160" style:display-name="Heading_5f_20_5f_4" style:family="paragraph" style:name="191">
      <style:text-properties fo:font-family="Arial" style:font-family-asian="Arial" style:font-family-complex="Arial" fo:font-size="13pt" fo:font-weight="bold"/>
    </style:style>
    <style:style style:parent-style-name="160" style:display-name="Heading_5f_20_5f_5" style:family="paragraph" style:name="192">
      <style:text-properties fo:font-family="Arial" style:font-family-asian="Arial" style:font-family-complex="Arial" fo:font-size="12pt" fo:font-weight="bold"/>
    </style:style>
    <style:style style:parent-style-name="160" style:display-name="Heading_5f_20_5f_6" style:family="paragraph" style:name="193">
      <style:text-properties fo:font-family="Arial" style:font-family-asian="Arial" style:font-family-complex="Arial" fo:font-size="11pt" fo:font-weight="bold"/>
    </style:style>
    <style:style style:parent-style-name="160" style:display-name="Heading_5f_20_5f_7" style:family="paragraph" style:name="194">
      <style:text-properties fo:font-family="Arial" style:font-family-asian="Arial" style:font-family-complex="Arial" fo:font-size="11pt" fo:font-style="italic" fo:font-weight="bold"/>
    </style:style>
    <style:style style:parent-style-name="160" style:display-name="Heading_5f_20_5f_8" style:family="paragraph" style:name="195">
      <style:text-properties fo:font-family="Arial" style:font-family-asian="Arial" style:font-family-complex="Arial" fo:font-size="11pt" fo:font-style="italic"/>
    </style:style>
    <style:style style:parent-style-name="160" style:display-name="Heading_5f_20_5f_9" style:family="paragraph" style:name="196">
      <style:text-properties fo:font-family="Arial" style:font-family-asian="Arial" style:font-family-complex="Arial" fo:font-size="10.5pt" fo:font-style="italic"/>
    </style:style>
    <style:style style:parent-style-name="160" style:display-name="Kein_5f_20_5f_Leerraum" style:family="paragraph" style:name="197"/>
    <style:style style:parent-style-name="160" style:display-name="Title" style:family="paragraph" style:name="198">
      <style:text-properties fo:font-size="24pt"/>
    </style:style>
    <style:style style:parent-style-name="160" style:display-name="Subtitle" style:family="paragraph" style:name="199">
      <style:text-properties fo:font-size="12pt"/>
    </style:style>
    <style:style style:parent-style-name="160" style:display-name="Intensives_5f_20_5f_Zitat" style:family="paragraph" style:name="200">
      <style:text-properties fo:font-style="italic"/>
    </style:style>
    <style:style style:parent-style-name="160" style:display-name="Header" style:family="paragraph" style:name="201">
      <style:paragraph-properties>
        <style:tab-stops>
          <style:tab-stop style:position="12.6cm" style:type="center"/>
          <style:tab-stop style:position="25.2cm" style:type="right"/>
        </style:tab-stops>
      </style:paragraph-properties>
    </style:style>
    <style:style style:parent-style-name="160" style:display-name="Footer" style:family="paragraph" style:name="202">
      <style:paragraph-properties>
        <style:tab-stops>
          <style:tab-stop style:position="12.6cm" style:type="center"/>
          <style:tab-stop style:position="25.2cm" style:type="right"/>
        </style:tab-stops>
      </style:paragraph-properties>
    </style:style>
    <style:style style:parent-style-name="160" style:display-name="Verzeichnis_5f_20_5f_1" style:family="paragraph" style:name="203">
      <style:paragraph-properties fo:margin-top="0pt" fo:margin-bottom="2.85pt"/>
    </style:style>
    <style:style style:parent-style-name="160" style:display-name="Verzeichnis_5f_20_5f_2" style:family="paragraph" style:name="204">
      <style:paragraph-properties fo:margin-left="0.4992cm" fo:margin-right="0cm" fo:text-indent="-0cm" fo:margin-top="0pt" fo:margin-bottom="2.85pt"/>
    </style:style>
    <style:style style:parent-style-name="160" style:display-name="Verzeichnis_5f_20_5f_3" style:family="paragraph" style:name="205">
      <style:paragraph-properties fo:margin-left="1cm" fo:margin-right="0cm" fo:text-indent="-0cm" fo:margin-top="0pt" fo:margin-bottom="2.85pt"/>
    </style:style>
    <style:style style:parent-style-name="160" style:display-name="Verzeichnis_5f_20_5f_4" style:family="paragraph" style:name="206">
      <style:paragraph-properties fo:margin-left="1.499cm" fo:margin-right="0cm" fo:text-indent="-0cm" fo:margin-top="0pt" fo:margin-bottom="2.85pt"/>
    </style:style>
    <style:style style:parent-style-name="160" style:display-name="Verzeichnis_5f_20_5f_5" style:family="paragraph" style:name="207">
      <style:paragraph-properties fo:margin-left="2cm" fo:margin-right="0cm" fo:text-indent="-0cm" fo:margin-top="0pt" fo:margin-bottom="2.85pt"/>
    </style:style>
    <style:style style:parent-style-name="160" style:display-name="Verzeichnis_5f_20_5f_6" style:family="paragraph" style:name="208">
      <style:paragraph-properties fo:margin-left="2.5cm" fo:margin-right="0cm" fo:text-indent="-0cm" fo:margin-top="0pt" fo:margin-bottom="2.85pt"/>
    </style:style>
    <style:style style:parent-style-name="160" style:display-name="Verzeichnis_5f_20_5f_7" style:family="paragraph" style:name="209">
      <style:paragraph-properties fo:margin-left="3.001cm" fo:margin-right="0cm" fo:text-indent="-0cm" fo:margin-top="0pt" fo:margin-bottom="2.85pt"/>
    </style:style>
    <style:style style:parent-style-name="160" style:display-name="Verzeichnis_5f_20_5f_8" style:family="paragraph" style:name="210">
      <style:paragraph-properties fo:margin-left="3.5cm" fo:margin-right="0cm" fo:text-indent="-0cm" fo:margin-top="0pt" fo:margin-bottom="2.85pt"/>
    </style:style>
    <style:style style:parent-style-name="160" style:display-name="Verzeichnis_5f_20_5f_9" style:family="paragraph" style:name="211">
      <style:paragraph-properties fo:margin-left="4.001cm" fo:margin-right="0cm" fo:text-indent="-0cm" fo:margin-top="0pt" fo:margin-bottom="2.85pt"/>
    </style:style>
    <style:style style:parent-style-name="160" style:display-name="Text_5f_5f_5f_20_5f_5f_5f_body" style:family="paragraph" style:name="212">
      <style:paragraph-properties fo:margin-top="0pt" fo:margin-bottom="6pt"/>
    </style:style>
    <style:style style:parent-style-name="212" style:display-name="List" style:family="paragraph" style:name="213"/>
    <style:style style:parent-style-name="160" style:display-name="Caption" style:family="paragraph" style:name="214">
      <style:text-properties fo:font-size="12pt" fo:font-style="italic"/>
    </style:style>
    <style:style style:parent-style-name="160" style:display-name="Index" style:family="paragraph" style:name="215"/>
    <style:style style:parent-style-name="160" style:display-name="Endnote" style:family="paragraph" style:name="216"/>
    <style:style style:parent-style-name="160" style:display-name="Preformatted_20_Text" style:family="paragraph" style:name="217">
      <style:text-properties fo:font-family="Courier New" style:font-family-asian="Courier New" style:font-family-complex="Courier New" fo:font-size="10pt"/>
      <style:paragraph-properties fo:margin-top="0pt" fo:margin-bottom="0pt"/>
    </style:style>
    <style:style style:display-name="Absatz-Standardschriftart" style:family="text" style:name="218">
      <style:text-properties/>
    </style:style>
    <style:style style:display-name="Heading_20_1_20_Char" style:family="text" style:name="219">
      <style:text-properties fo:font-family="Arial" style:font-family-asian="Arial" style:font-family-complex="Arial" fo:font-size="20pt"/>
    </style:style>
    <style:style style:display-name="Heading_20_2_20_Char" style:family="text" style:name="220">
      <style:text-properties fo:font-family="Arial" style:font-family-asian="Arial" style:font-family-complex="Arial" fo:font-size="17pt"/>
    </style:style>
    <style:style style:display-name="Heading_20_3_20_Char" style:family="text" style:name="221">
      <style:text-properties fo:font-family="Arial" style:font-family-asian="Arial" style:font-family-complex="Arial" fo:font-size="15pt"/>
    </style:style>
    <style:style style:display-name="Heading_20_4_20_Char" style:family="text" style:name="222">
      <style:text-properties fo:font-family="Arial" style:font-family-asian="Arial" style:font-family-complex="Arial" fo:font-size="13pt" fo:font-weight="bold"/>
    </style:style>
    <style:style style:display-name="Heading_20_5_20_Char" style:family="text" style:name="223">
      <style:text-properties fo:font-family="Arial" style:font-family-asian="Arial" style:font-family-complex="Arial" fo:font-size="12pt" fo:font-weight="bold"/>
    </style:style>
    <style:style style:display-name="Heading_20_6_20_Char" style:family="text" style:name="224">
      <style:text-properties fo:font-family="Arial" style:font-family-asian="Arial" style:font-family-complex="Arial" fo:font-size="11pt" fo:font-weight="bold"/>
    </style:style>
    <style:style style:display-name="Heading_20_7_20_Char" style:family="text" style:name="225">
      <style:text-properties fo:font-family="Arial" style:font-family-asian="Arial" style:font-family-complex="Arial" fo:font-size="11pt" fo:font-style="italic" fo:font-weight="bold"/>
    </style:style>
    <style:style style:display-name="Heading_20_8_20_Char" style:family="text" style:name="226">
      <style:text-properties fo:font-family="Arial" style:font-family-asian="Arial" style:font-family-complex="Arial" fo:font-size="11pt" fo:font-style="italic"/>
    </style:style>
    <style:style style:display-name="Heading_20_9_20_Char" style:family="text" style:name="227">
      <style:text-properties fo:font-family="Arial" style:font-family-asian="Arial" style:font-family-complex="Arial" fo:font-size="10.5pt" fo:font-style="italic"/>
    </style:style>
    <style:style style:display-name="Title_20_Char" style:family="text" style:name="228">
      <style:text-properties fo:font-size="24pt"/>
    </style:style>
    <style:style style:display-name="Subtitle_20_Char" style:family="text" style:name="229">
      <style:text-properties fo:font-size="12pt"/>
    </style:style>
    <style:style style:display-name="Quote_20_Char" style:family="text" style:name="230">
      <style:text-properties fo:font-style="italic"/>
    </style:style>
    <style:style style:display-name="Intense_20_Quote_20_Char" style:family="text" style:name="231">
      <style:text-properties fo:font-style="italic"/>
    </style:style>
    <style:style style:display-name="Header_20_Char" style:family="text" style:name="232"/>
    <style:style style:display-name="Footer_20_Char" style:family="text" style:name="233"/>
    <style:style style:display-name="Footnote_20_Text_20_Char" style:family="text" style:name="234">
      <style:text-properties fo:font-size="9pt"/>
    </style:style>
    <style:style style:display-name="Footnote_20_Symbol" style:family="text" style:name="235"/>
    <style:style style:display-name="Heading_5f_20_5f_1_5f_20_5f_Char" style:family="text" style:name="236">
      <style:text-properties fo:font-family="Arial" style:font-family-asian="Arial" style:font-family-complex="Arial" fo:font-size="20pt"/>
    </style:style>
    <style:style style:display-name="Heading_5f_20_5f_2_5f_20_5f_Char" style:family="text" style:name="237">
      <style:text-properties fo:font-family="Arial" style:font-family-asian="Arial" style:font-family-complex="Arial" fo:font-size="17pt"/>
    </style:style>
    <style:style style:display-name="Heading_5f_20_5f_3_5f_20_5f_Char" style:family="text" style:name="238">
      <style:text-properties fo:font-family="Arial" style:font-family-asian="Arial" style:font-family-complex="Arial" fo:font-size="15pt"/>
    </style:style>
    <style:style style:display-name="Heading_5f_20_5f_4_5f_20_5f_Char" style:family="text" style:name="239">
      <style:text-properties fo:font-family="Arial" style:font-family-asian="Arial" style:font-family-complex="Arial" fo:font-size="13pt" fo:font-weight="bold"/>
    </style:style>
    <style:style style:display-name="Heading_5f_20_5f_5_5f_20_5f_Char" style:family="text" style:name="240">
      <style:text-properties fo:font-family="Arial" style:font-family-asian="Arial" style:font-family-complex="Arial" fo:font-size="12pt" fo:font-weight="bold"/>
    </style:style>
    <style:style style:display-name="Heading_5f_20_5f_6_5f_20_5f_Char" style:family="text" style:name="241">
      <style:text-properties fo:font-family="Arial" style:font-family-asian="Arial" style:font-family-complex="Arial" fo:font-size="11pt" fo:font-weight="bold"/>
    </style:style>
    <style:style style:display-name="Heading_5f_20_5f_7_5f_20_5f_Char" style:family="text" style:name="242">
      <style:text-properties fo:font-family="Arial" style:font-family-asian="Arial" style:font-family-complex="Arial" fo:font-size="11pt" fo:font-style="italic" fo:font-weight="bold"/>
    </style:style>
    <style:style style:display-name="Heading_5f_20_5f_8_5f_20_5f_Char" style:family="text" style:name="243">
      <style:text-properties fo:font-family="Arial" style:font-family-asian="Arial" style:font-family-complex="Arial" fo:font-size="11pt" fo:font-style="italic"/>
    </style:style>
    <style:style style:display-name="Heading_5f_20_5f_9_5f_20_5f_Char" style:family="text" style:name="244">
      <style:text-properties fo:font-family="Arial" style:font-family-asian="Arial" style:font-family-complex="Arial" fo:font-size="10.5pt" fo:font-style="italic"/>
    </style:style>
    <style:style style:display-name="Title_5f_20_5f_Char" style:family="text" style:name="245">
      <style:text-properties fo:font-size="24pt"/>
    </style:style>
    <style:style style:display-name="Subtitle_5f_20_5f_Char" style:family="text" style:name="246">
      <style:text-properties fo:font-size="12pt"/>
    </style:style>
    <style:style style:display-name="Quote_5f_20_5f_Char" style:family="text" style:name="247">
      <style:text-properties fo:font-style="italic"/>
    </style:style>
    <style:style style:display-name="Intense_5f_20_5f_Quote_5f_20_5f_Char" style:family="text" style:name="248">
      <style:text-properties fo:font-style="italic"/>
    </style:style>
    <style:style style:display-name="Header_5f_20_5f_Char" style:family="text" style:name="249"/>
    <style:style style:display-name="Footer_5f_20_5f_Char" style:family="text" style:name="250"/>
    <style:style style:display-name="Hyperlink" style:family="text" style:name="251">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_20_link" style:family="text" style:name="252">
      <style:text-properties fo:color="#0000ff" style:text-underline-type="single" style:text-underline-style="solid" style:text-underline-width="auto" style:text-underline-color="font-color"/>
    </style:style>
    <style:style style:display-name="Internet_5f_20_5f_link" style:family="text" style:name="253">
      <style:text-properties fo:color="#0000ff" style:text-underline-type="single" style:text-underline-style="solid" style:text-underline-width="auto" style:text-underline-color="font-color"/>
    </style:style>
    <style:style style:display-name="Footnote_5f_20_5f_Text_5f_20_5f_Char" style:family="text" style:name="254">
      <style:text-properties fo:font-size="9pt"/>
    </style:style>
    <style:style style:display-name="Footnote_5f_20_5f_Symbol" style:family="text" style:name="255"/>
    <style:style style:display-name="Internet_5f_5f_5f_20_5f_5f_5f_link" style:family="text" style:name="256">
      <style:text-properties fo:color="#000080" style:text-underline-type="single" style:text-underline-style="solid" style:text-underline-width="auto" style:text-underline-color="font-color"/>
    </style:style>
    <style:style style:display-name="Endnote_5f_20_5f_Symbol" style:family="text" style:name="257"/>
    <style:style style:display-name="Endnote_5f_20_5f_anchor" style:family="text" style:name="258"/>
    <style:style style:display-name="Numbering_5f_20_5f_Symbols" style:family="text" style:name="259"/>
    <style:style style:display-name="Source_20_Text" style:family="text" style:name="260">
      <style:text-properties fo:font-family="Courier New" style:font-family-asian="Courier New" style:font-family-complex="Courier New"/>
    </style:style>
    <style:style style:display-name="Numbering_20_Symbols" style:family="text" style:name="261"/>
    <style:style style:display-name="Default Paragraph Font" style:family="text" style:name="739"/>
    <style:style style:family="text" style:name="T1">
      <style:text-properties fo:font-family="Arial" style:font-family-asian="Arial" style:font-family-complex="Aria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text:list-style style:name="WWNum1">
      <text:list-level-style-bullet text:level="1" text:style-name="T1" text:bullet-char="–">
        <style:list-level-properties text:list-level-position-and-space-mode="label-alignment">
          <style:list-level-label-alignment fo:text-indent="-0.6333cm" fo:margin-left="1.251cm"/>
        </style:list-level-properties>
        <style:text-properties fo:font-family="Arial" style:font-family-asian="Arial" style:font-family-complex="Arial"/>
      </text:list-level-style-bullet>
      <text:list-level-style-bullet text:level="2" text:style-name="T2" text:bullet-char="o">
        <style:list-level-properties text:list-level-position-and-space-mode="label-alignment">
          <style:list-level-label-alignment fo:text-indent="-0.6333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33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33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33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33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33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33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33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fo:margin-left="2cm" fo:margin-right="2cm" fo:margin-top="1.27cm" fo:margin-bottom="1.27cm"/>
      <style:footer-style>
        <style:header-footer-properties svg:height="0.7303cm" fo:min-height="0.7303cm"/>
      </style:footer-style>
    </style:page-layout>
    <style:page-layout style:name="Mpm2">
      <style:page-layout-properties fo:page-width="21cm" fo:page-height="29.7cm" fo:margin-left="2cm" fo:margin-right="2cm" fo:margin-top="1.27cm" fo:margin-bottom="1.27cm"/>
      <style:footer-style>
        <style:header-footer-properties svg:height="0.7303cm" fo:min-height="0.7303cm"/>
      </style:footer-style>
    </style:page-layout>
    <style:style style:parent-style-name="202" style:family="paragraph" style:name="P84">
      <style:paragraph-properties/>
    </style:style>
    <style:style style:parent-style-name="202" style:family="paragraph" style:name="P86">
      <style:paragraph-properties/>
    </style:style>
  </office:automatic-styles>
  <office:master-styles>
    <style:master-page style:name="Standard" style:page-layout-name="Mpm1">
      <style:footer>
        <text:p text:style-name="P84"><text:span>By: Anna Sophia Sommer, Daniel Pietschke, Esther Chevalier, Fabienne Kock, Sarah Greb</text:span><text:span/></text:p>
      </style:footer>
    </style:master-page>
    <style:master-page style:name="MasterPage2" style:page-layout-name="Mpm2">
      <style:footer>
        <text:p text:style-name="P86"><text:span>By: Anna Sophia Sommer, Daniel Pietschke, Esther Chevalier, Fabienne Kock, Sarah Gre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2.8.9</meta:generator>
    <meta:initial-creator/>
    <meta:creation-date/>
    <meta:editing-cycles/>
    <meta:editing-duration/>
    <dc:date/>
    <dc:creator/>
    <meta:document-statistic/>
  </office:meta>
</office:document-meta>
</file>